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introduction" office:name=""><text:span text:style-name="Definition">Introduction</text:span></text:a></text:p>
              <text:list text:style-name="L3">
                <text:list-item>
                  <text:p text:style-name="P3"><text:a xlink:type="simple" xlink:href="#notes-on-structure-of-the-chapter" office:name=""><text:span text:style-name="Definition">Notes on structure of the chapter</text:span></text:a></text:p>
                  <text:list text:style-name="L4">
                    <text:list-item>
                      <text:p text:style-name="P4"><text:a xlink:type="simple" xlink:href="#recap-of-emerging-role-of-playtesting-perhaps-move-some-back-here" office:name=""><text:span text:style-name="Definition">Recap of Emerging role of playtesting / PERHAPS MOVE SOME BACK HERE</text:span></text:a></text:p>
                    </text:list-item>
                  </text:list>
                </text:list-item>
              </text:list>
            </text:list-item>
            <text:list-item>
              <text:p text:style-name="P2"><text:a xlink:type="simple" xlink:href="#observations-discussion-section" office:name=""><text:span text:style-name="Definition">Observations / Discussion section</text:span></text:a></text:p>
              <text:list text:style-name="L5">
                <text:list-item>
                  <text:p text:style-name="P5"><text:a xlink:type="simple" xlink:href="#observations-on-emerging-flexible-design-practices" office:name=""><text:span text:style-name="Definition">Observations on emerging flexible design practices</text:span></text:a></text:p>
                </text:list-item>
                <text:list-item>
                  <text:p text:style-name="P5"><text:a xlink:type="simple" xlink:href="#discussion-on-flexible-design-practices" office:name=""><text:span text:style-name="Definition">Discussion on Flexible Design Practices</text:span></text:a></text:p>
                </text:list-item>
                <text:list-item>
                  <text:p text:style-name="P5"><text:a xlink:type="simple" xlink:href="#on-different-game-making-approaches" office:name=""><text:span text:style-name="Definition">On different Game Making approaches</text:span></text:a></text:p>
                  <text:list text:style-name="L6">
                    <text:list-item>
                      <text:p text:style-name="P6"><text:a xlink:type="simple" xlink:href="#observations-on-game-making-types" office:name=""><text:span text:style-name="Definition">Observations on Game Making Types</text:span></text:a></text:p>
                    </text:list-item>
                    <text:list-item>
                      <text:p text:style-name="P6"><text:a xlink:type="simple" xlink:href="#a-focus-on-the-value-of-changing-roles---especially-peer-teaching-as-reinforcing-learning" office:name=""><text:span text:style-name="Definition">A focus on the value of changing roles - especially peer teaching as reinforcing learning</text:span></text:a></text:p>
                    </text:list-item>
                    <text:list-item>
                      <text:p text:style-name="P6"><text:a xlink:type="simple" xlink:href="#the-potential-of-emergent-non-productive-activities" office:name=""><text:span text:style-name="Definition">The potential of emergent “non-productive” activities</text:span></text:a></text:p>
                    </text:list-item>
                  </text:list>
                </text:list-item>
                <text:list-item>
                  <text:p text:style-name="P5"><text:a xlink:type="simple" xlink:href="#discussion-on-making-types-and-side-missions" office:name=""><text:span text:style-name="Definition">Discussion on making types and side missions</text:span></text:a></text:p>
                </text:list-item>
                <text:list-item>
                  <text:p text:style-name="P5"><text:a xlink:type="simple" xlink:href="#discussion-in-relation-to-other-research---beyond-design-cycle-stages" office:name=""><text:span text:style-name="Definition">Discussion in relation to other research - beyond design cycle stages</text:span></text:a></text:p>
                </text:list-item>
                <text:list-item>
                  <text:p text:style-name="P5"><text:a xlink:type="simple" xlink:href="#on-game-jamming" office:name=""><text:span text:style-name="Definition">On Game Jamming</text:span></text:a></text:p>
                </text:list-item>
                <text:list-item>
                  <text:p text:style-name="P5"><text:a xlink:type="simple" xlink:href="#observations-discussions-on-dimensions-of-authenticity" office:name=""><text:span text:style-name="Definition">Observations / Discussions on Dimensions of Authenticity</text:span></text:a></text:p>
                  <text:list text:style-name="L7">
                    <text:list-item>
                      <text:p text:style-name="P7"><text:a xlink:type="simple" xlink:href="#observations-on-authenticity-in-project-approaches" office:name=""><text:span text:style-name="Definition">Observations on Authenticity in project approaches</text:span></text:a></text:p>
                    </text:list-item>
                    <text:list-item>
                      <text:p text:style-name="P7"><text:a xlink:type="simple" xlink:href="#the-potentially-awesome-impact-of-lifting-the-lid-on-authentic-technologies" office:name=""><text:span text:style-name="Definition">The potentially awesome impact of lifting the lid on authentic technologies</text:span></text:a></text:p>
                    </text:list-item>
                    <text:list-item>
                      <text:p text:style-name="P7"><text:a xlink:type="simple" xlink:href="#different-black-boxes-for-different-goals" office:name=""><text:span text:style-name="Definition">Different black boxes for different goals</text:span></text:a></text:p>
                    </text:list-item>
                    <text:list-item>
                      <text:p text:style-name="P7"><text:a xlink:type="simple" xlink:href="#increased-scaffolding-of-tools-can-increase-instrumental-agency-but-at-what-cost-explore-as-tension-move-to-ch.-4" office:name=""><text:span text:style-name="Definition">Increased scaffolding of tools can increase instrumental agency but at what cost? EXPLORE AS TENSION? MOVE TO CH. 4?</text:span></text:a></text:p>
                    </text:list-item>
                  </text:list>
                </text:list-item>
              </text:list>
            </text:list-item>
            <text:list-item>
              <text:p text:style-name="P2"><text:a xlink:type="simple" xlink:href="#discussion-of-three-dimension-of-agency-using-a-metaphorical-approach" office:name=""><text:span text:style-name="Definition">Discussion of three dimension of agency using a metaphorical approach</text:span></text:a></text:p>
              <text:list text:style-name="L8">
                <text:list-item>
                  <text:p text:style-name="P8"><text:a xlink:type="simple" xlink:href="#affordances-as-points-on-a-climbing-wall-to-support-understandings-of-instrumental-agency" office:name=""><text:span text:style-name="Definition">Affordances as points on a climbing wall to support understandings of instrumental agency</text:span></text:a></text:p>
                </text:list-item>
                <text:list-item>
                  <text:p text:style-name="P8"><text:a xlink:type="simple" xlink:href="#playgrounds-and-sheltered-harbours-as-a-way-to-explore-conceptions-of-relational-agency---integrate-my-findings" office:name=""><text:span text:style-name="Definition">Playgrounds and sheltered harbours as a way to explore conceptions of relational agency - INTEGRATE MY FINDINGS</text:span></text:a></text:p>
                </text:list-item>
                <text:list-item>
                  <text:p text:style-name="P8"><text:a xlink:type="simple" xlink:href="#exploring-transformative-agency-using-the-metaphor-of-kedging-anchors" office:name=""><text:span text:style-name="Definition">Exploring transformative agency using the metaphor of Kedging anchors</text:span></text:a></text:p>
                  <text:list text:style-name="L9">
                    <text:list-item>
                      <text:p text:style-name="P9"><text:a xlink:type="simple" xlink:href="#dual-stimulation-and-conceptions-of-agency" office:name=""><text:span text:style-name="Definition">Dual stimulation and conceptions of agency</text:span></text:a></text:p>
                    </text:list-item>
                    <text:list-item>
                      <text:p text:style-name="P9"><text:a xlink:type="simple" xlink:href="#kedging-anchor-metaphor" office:name=""><text:span text:style-name="Definition">Kedging anchor metaphor</text:span></text:a></text:p>
                    </text:list-item>
                  </text:list>
                </text:list-item>
              </text:list>
            </text:list-item>
            <text:list-item>
              <text:p text:style-name="P2"><text:a xlink:type="simple" xlink:href="#synthesis-section" office:name=""><text:span text:style-name="Definition">Synthesis Section</text:span></text:a></text:p>
              <text:list text:style-name="L10">
                <text:list-item>
                  <text:p text:style-name="P10"><text:a xlink:type="simple" xlink:href="#synthesis---how-different-forms-of-agency-are-developed-and-transform-over-iterations-of-this-game-making-programme" office:name=""><text:span text:style-name="Definition">SYNTHESIS - How different forms of agency are developed and transform over iterations of this game making programme</text:span></text:a></text:p>
                  <text:list text:style-name="L11">
                    <text:list-item>
                      <text:p text:style-name="P11"><text:a xlink:type="simple" xlink:href="#proposal-on-shifting-forms-of-agency." office:name=""><text:span text:style-name="Definition">Proposal on shifting forms of agency.</text:span></text:a></text:p>
                    </text:list-item>
                    <text:list-item>
                      <text:p text:style-name="P11"><text:a xlink:type="simple" xlink:href="#synthesis---nurturing-agency-by-creating-space-for-emergent-practices" office:name=""><text:span text:style-name="Definition">SYNTHESIS - Nurturing agency by creating space for emergent practices</text:span></text:a></text:p>
                    </text:list-item>
                  </text:list>
                </text:list-item>
                <text:list-item>
                  <text:p text:style-name="P10"><text:a xlink:type="simple" xlink:href="#synthesis---the-interaction-of-emergent-flexible-deign-practices-and-the-collection-of-game-design-patterns" office:name=""><text:span text:style-name="Definition">Synthesis - The interaction of emergent / flexible deign practices and the collection of Game Design Patterns</text:span></text:a></text:p>
                </text:list-item>
                <text:list-item>
                  <text:p text:style-name="P10"><text:a xlink:type="simple" xlink:href="#discussion-on-agency-concerning-tools-and-resources-authenticity-in-particular" office:name=""><text:span text:style-name="Definition">Discussion on agency concerning tools and resources (authenticity in particular)</text:span></text:a></text:p>
                  <text:list text:style-name="L12">
                    <text:list-item>
                      <text:p text:style-name="P12"><text:a xlink:type="simple" xlink:href="#integrate-above-exploring-characteristics-of-the-learning-design-using-different-dimensions-of-agency-previous-metaphors" office:name=""><text:span text:style-name="Definition">INTEGRATE ABOVE Exploring characteristics of the learning design using different dimensions of agency &amp; previous metaphors</text:span></text:a></text:p>
                    </text:list-item>
                    <text:list-item>
                      <text:p text:style-name="P12"><text:a xlink:type="simple" xlink:href="#agency-in-response-to-a-series-of-second-stimuli-aimed-at-participant-identity" office:name=""><text:span text:style-name="Definition">Agency in response to a series of second stimuli aimed at participant identity</text:span></text:a></text:p>
                    </text:list-item>
                  </text:list>
                </text:list-item>
              </text:list>
            </text:list-item>
            <text:list-item>
              <text:p text:style-name="P2"><text:a xlink:type="simple" xlink:href="#conclusion" office:name=""><text:span text:style-name="Definition">Conclusion</text:span></text:a></text:p>
            </text:list-item>
            <text:list-item>
              <text:p text:style-name="P2"><text:a xlink:type="simple" xlink:href="#to-move-or-drop-from-chapter" office:name=""><text:span text:style-name="Definition">TO MOVE OR DROP FROM CHAPTER</text:span></text:a></text:p>
              <text:list text:style-name="L13">
                <text:list-item>
                  <text:p text:style-name="P13"><text:a xlink:type="simple" xlink:href="#emerging-use-of-narratives-and-graphics-which-drawing-on-home-funds-of-knowledge" office:name=""><text:span text:style-name="Definition">Emerging use of narratives and graphics which drawing on home funds of knowledge</text:span></text:a></text:p>
                  <text:list text:style-name="L14">
                    <text:list-item>
                      <text:p text:style-name="P14"><text:a xlink:type="simple" xlink:href="#summary-home-funds-and-rqs" office:name=""><text:span text:style-name="Definition">Summary: Home Funds and RQs</text:span></text:a></text:p>
                    </text:list-item>
                  </text:list>
                </text:list-item>
                <text:list-item>
                  <text:p text:style-name="P13"><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text:p>
      <text:list text:style-name="L15">
        <text:list-item>
          <text:p text:style-name="P15">What <text:span text:style-name="T1">barriers</text:span> contradictions arose in participation in this research’s game coding processes and what pedagogical tools and processes are available to address these contradictions?</text:p>
        </text:list-item>
        <text:list-item>
          <text:p text:style-name="P15">How can game design patterns support the development of coding practices with novices?</text:p>
        </text:list-item>
        <text:list-item>
          <text:p text:style-name="P15">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explores emergent cultural and community activity, deepens discussion on interpersonal activity and implications for dimensions of tool use on learner agenc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and practical tools of this game making program, particularly in reference to the building of agency?</text:p>
      <text:p text:style-name="Text_20_body">Thus mostly addressing RQ3. However to do this, the chapter builds on the work of previous chapters and in doing so discusses aspects of all three research questions.</text:p>
      <text:p text:style-name="Text_20_body">For example, in the previous chapter explored the use of GDPs in varied ways which combined to provide a useful structure to orient project work. The community themes is developed in this chapter in the following ways:</text:p>
      <text:list text:style-name="L16">
        <text:list-item>
          <text:p text:style-name="P16">the emergence and nurturing of flexible and complex design behaviours.</text:p>
        </text:list-item>
        <text:list-item>
          <text:p text:style-name="P16">playtesting as a social process; play testing and embodied participation in the games of others - community concepts and norming behaviour emerging during playtesting</text:p>
        </text:list-item>
      </text:list>
      <text:p text:style-name="First_20_paragraph">This section includes evidence and discussion in relation with other research on these aspects.</text:p>
      <text:p text:style-name="Text_20_body">The chapter then begins a discussion on the overall design context, tensions and evolution of tool use. Particular attention is given to the implications of design decisions and scaffolding approaches to tool use. WHAT RQS DOES THIS ANSWER AND WHY? STEER TO RQ3 ON AGENCY</text:p>
      <text:p text:style-name="Text_20_body">It also begins to ask questions about the possible application of this approach to classroom contexts.</text:p>
      <text:p text:style-name="Text_20_body">The chapter ends with a discussion on wider concerns of designing for learner agency. Here I synthesise analysis on processes which support learners to develop agency in this game making community and the role of different levels of authenticity.</text:p>
      <text:p text:style-name="Text_20_body">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4" text:outline-level="4"><text:bookmark-start text:name="recap-of-emerging-role-of-playtesting-perhaps-move-some-back-here"/>Recap of Emerging role of playtesting / PERHAPS MOVE SOME BACK HERE<text:bookmark-end text:name="recap-of-emerging-role-of-playtesting-perhaps-move-some-back-here"/></text:h>
      <text:p text:style-name="First_20_paragraph">The emerging character of playtesting in this design (explored in Chapter 5) is another example of a process which began in as an introduced activity. Namely:</text:p>
      <text:h text:style-name="Heading_20_2" text:outline-level="2"><text:bookmark-start text:name="observations-discussion-section"/>Observations / Discussion section<text:bookmark-end text:name="observations-discussion-section"/></text:h>
      <text:p text:style-name="First_20_paragraph">SOME EVIDENCE HERE</text:p>
      <text:h text:style-name="Heading_20_3" text:outline-level="3"><text:bookmark-start text:name="observations-on-emerging-flexible-design-practices"/>Observations on emerging flexible design practices<text:bookmark-end text:name="observations-on-emerging-flexible-design-practices"/></text:h>
      <text:p text:style-name="First_20_paragraph">To restructure. More evidence on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four, one of area of contractions was the dysfunctional group work which was freed up by allowing greater atomisation and greater scaffolding of tool use.</text:p>
      <text:p text:style-name="Text_20_body">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p text:style-name="Text_20_body"><text:span text:style-name="T2">Describing Design Cycles as a design process for novices</text:span></text:p>
      <text:p text:style-name="Text_20_body">As explored in the literature review design stages as a conceptual design tool is common in CS education, e.g. Resnick’s creative learning spiral <text:reference-mark-start text:name="ZOTERO_ITEM CSL_CITATION {&quot;properties&quot;:{&quot;formattedCitation&quot;:&quot;[@resnick_all_2007, p. 2]&quot;,&quot;noteIndex&quot;:0},&quot;citationID&quot;:&quot;kuuxfith&quot;,&quot;citationItems&quot;:[{&quot;uris&quot;:[&quot;http://zotero.org/users/1913249/items/7KQUK5RV&quot;],&quot;locator&quot;:&quot; 2&quot;,&quot;prefix&quot;:&quot;&quot;,&quot;uri&quot;:[&quot;http://zotero.org/users/1913249/items/7KQUK5RV&quot;],&quot;itemData&quot;:{&quot;issued&quot;:{&quot;date-parts&quot;:[[&quot;2007&quot;]]},&quot;citation-key&quot;:&quot;resnick_all_2007&quot;,&quot;container-title&quot;:&quot;Proceedings of the 6th ACM SIGCHI conference on Creativity &amp; cognition&quot;,&quot;source&quot;:&quot;Google Scholar&quot;,&quot;type&quot;:&quot;paper-conference&quot;,&quot;URL&quot;:&quot;http://dl.acm.org/citation.cfm?id=1254961&quot;,&quot;accessed&quot;:{&quot;date-parts&quot;:[[&quot;2017&quot;,3,14]]},&quot;publisher&quot;:&quot;ACM&quot;,&quot;author&quot;:[{&quot;family&quot;:&quot;Resnick&quot;,&quot;given&quot;:&quot;Mitchel&quot;}],&quot;title&quot;:&quot;All I really need to know (about creative thinking) I learned (by studying how children learn) in kindergarten&quot;,&quot;page&quot;:&quot;1–6&quot;,&quot;id&quot;:&quot;resnick_all_2007&quot;},&quot;id&quot;:1624}],&quot;schema&quot;:&quot;https://github.com/citation-style-language/schema/raw/master/csl-citation.json&quot;} RNDomqjnyxqsd"/>&lt;Do Zotero Refresh: [@resnick_all_2007, p. 2]&gt;<text:reference-mark-end text:name="ZOTERO_ITEM CSL_CITATION {&quot;properties&quot;:{&quot;formattedCitation&quot;:&quot;[@resnick_all_2007, p. 2]&quot;,&quot;noteIndex&quot;:0},&quot;citationID&quot;:&quot;kuuxfith&quot;,&quot;citationItems&quot;:[{&quot;uris&quot;:[&quot;http://zotero.org/users/1913249/items/7KQUK5RV&quot;],&quot;locator&quot;:&quot; 2&quot;,&quot;prefix&quot;:&quot;&quot;,&quot;uri&quot;:[&quot;http://zotero.org/users/1913249/items/7KQUK5RV&quot;],&quot;itemData&quot;:{&quot;issued&quot;:{&quot;date-parts&quot;:[[&quot;2007&quot;]]},&quot;citation-key&quot;:&quot;resnick_all_2007&quot;,&quot;container-title&quot;:&quot;Proceedings of the 6th ACM SIGCHI conference on Creativity &amp; cognition&quot;,&quot;source&quot;:&quot;Google Scholar&quot;,&quot;type&quot;:&quot;paper-conference&quot;,&quot;URL&quot;:&quot;http://dl.acm.org/citation.cfm?id=1254961&quot;,&quot;accessed&quot;:{&quot;date-parts&quot;:[[&quot;2017&quot;,3,14]]},&quot;publisher&quot;:&quot;ACM&quot;,&quot;author&quot;:[{&quot;family&quot;:&quot;Resnick&quot;,&quot;given&quot;:&quot;Mitchel&quot;}],&quot;title&quot;:&quot;All I really need to know (about creative thinking) I learned (by studying how children learn) in kindergarten&quot;,&quot;page&quot;:&quot;1–6&quot;,&quot;id&quot;:&quot;resnick_all_2007&quot;},&quot;id&quot;:1624}],&quot;schema&quot;:&quot;https://github.com/citation-style-language/schema/raw/master/csl-citation.json&quot;} RNDomqjnyxqsd"/>.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properties&quot;:{&quot;formattedCitation&quot;:&quot;[@kuby_rhizomatic_2016]&quot;,&quot;noteIndex&quot;:0},&quot;citationID&quot;:&quot;pagduekd&quot;,&quot;citationItems&quot;:[{&quot;uris&quot;:[&quot;http://zotero.org/users/1913249/items/68NMW3G2&quot;],&quot;prefix&quot;:&quot;&quot;,&quot;uri&quot;:[&quot;http://zotero.org/users/1913249/items/68NMW3G2&quot;],&quot;itemData&quot;:{&quot;number-of-pages&quot;:&quot;10&quot;,&quot;issued&quot;:{&quot;date-parts&quot;:[[&quot;2016&quot;]]},&quot;citation-key&quot;:&quot;kuby_rhizomatic_2016&quot;,&quot;container-title&quot;:&quot;Reclaiming Early Childhood Literacie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ype&quot;:&quot;chapter&quot;,&quot;title-short&quot;:&quot;Rhizomatic Possibilities for Writing Processes&quot;,&quot;ISBN&quot;:&quot;978-1-315-67196-3&quot;,&quot;author&quot;:[{&quot;family&quot;:&quot;Kuby&quot;,&quot;given&quot;:&quot;Candace R.&quot;}],&quot;title&quot;:&quot;Rhizomatic Possibilities for Writing Processes: Fluid Structures and Components&quot;,&quot;publisher&quot;:&quot;Routledge&quot;,&quot;id&quot;:&quot;kuby_rhizomatic_2016&quot;},&quot;suffix&quot;:&quot;&quot;,&quot;id&quot;:8761}],&quot;schema&quot;:&quot;https://github.com/citation-style-language/schema/raw/master/csl-citation.json&quot;} RNDczfnvphqnm"/>&lt;Do Zotero Refresh: [@kuby_rhizomatic_2016]&gt;<text:reference-mark-end text:name="ZOTERO_ITEM CSL_CITATION {&quot;properties&quot;:{&quot;formattedCitation&quot;:&quot;[@kuby_rhizomatic_2016]&quot;,&quot;noteIndex&quot;:0},&quot;citationID&quot;:&quot;pagduekd&quot;,&quot;citationItems&quot;:[{&quot;uris&quot;:[&quot;http://zotero.org/users/1913249/items/68NMW3G2&quot;],&quot;prefix&quot;:&quot;&quot;,&quot;uri&quot;:[&quot;http://zotero.org/users/1913249/items/68NMW3G2&quot;],&quot;itemData&quot;:{&quot;number-of-pages&quot;:&quot;10&quot;,&quot;issued&quot;:{&quot;date-parts&quot;:[[&quot;2016&quot;]]},&quot;citation-key&quot;:&quot;kuby_rhizomatic_2016&quot;,&quot;container-title&quot;:&quot;Reclaiming Early Childhood Literacies&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type&quot;:&quot;chapter&quot;,&quot;title-short&quot;:&quot;Rhizomatic Possibilities for Writing Processes&quot;,&quot;ISBN&quot;:&quot;978-1-315-67196-3&quot;,&quot;author&quot;:[{&quot;family&quot;:&quot;Kuby&quot;,&quot;given&quot;:&quot;Candace R.&quot;}],&quot;title&quot;:&quot;Rhizomatic Possibilities for Writing Processes: Fluid Structures and Components&quot;,&quot;publisher&quot;:&quot;Routledge&quot;,&quot;id&quot;:&quot;kuby_rhizomatic_2016&quot;},&quot;suffix&quot;:&quot;&quot;,&quot;id&quot;:8761}],&quot;schema&quot;:&quot;https://github.com/citation-style-language/schema/raw/master/csl-citation.json&quot;} RNDczfnvphqnm"/></text:p>
      <text:p text:style-name="Text_20_body">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properties&quot;:{&quot;formattedCitation&quot;:&quot;[@resnick_all_2007, p. 2]&quot;,&quot;noteIndex&quot;:0},&quot;citationID&quot;:&quot;zhunukxh&quot;,&quot;citationItems&quot;:[{&quot;uris&quot;:[&quot;http://zotero.org/users/1913249/items/7KQUK5RV&quot;],&quot;locator&quot;:&quot; 2&quot;,&quot;prefix&quot;:&quot;&quot;,&quot;uri&quot;:[&quot;http://zotero.org/users/1913249/items/7KQUK5RV&quot;],&quot;itemData&quot;:{&quot;issued&quot;:{&quot;date-parts&quot;:[[&quot;2007&quot;]]},&quot;citation-key&quot;:&quot;resnick_all_2007&quot;,&quot;container-title&quot;:&quot;Proceedings of the 6th ACM SIGCHI conference on Creativity &amp; cognition&quot;,&quot;source&quot;:&quot;Google Scholar&quot;,&quot;type&quot;:&quot;paper-conference&quot;,&quot;URL&quot;:&quot;http://dl.acm.org/citation.cfm?id=1254961&quot;,&quot;accessed&quot;:{&quot;date-parts&quot;:[[&quot;2017&quot;,3,14]]},&quot;publisher&quot;:&quot;ACM&quot;,&quot;author&quot;:[{&quot;family&quot;:&quot;Resnick&quot;,&quot;given&quot;:&quot;Mitchel&quot;}],&quot;title&quot;:&quot;All I really need to know (about creative thinking) I learned (by studying how children learn) in kindergarten&quot;,&quot;page&quot;:&quot;1–6&quot;,&quot;id&quot;:&quot;resnick_all_2007&quot;},&quot;id&quot;:1624}],&quot;schema&quot;:&quot;https://github.com/citation-style-language/schema/raw/master/csl-citation.json&quot;} RNDjvxbyncerx"/>&lt;Do Zotero Refresh: [@resnick_all_2007, p. 2]&gt;<text:reference-mark-end text:name="ZOTERO_ITEM CSL_CITATION {&quot;properties&quot;:{&quot;formattedCitation&quot;:&quot;[@resnick_all_2007, p. 2]&quot;,&quot;noteIndex&quot;:0},&quot;citationID&quot;:&quot;zhunukxh&quot;,&quot;citationItems&quot;:[{&quot;uris&quot;:[&quot;http://zotero.org/users/1913249/items/7KQUK5RV&quot;],&quot;locator&quot;:&quot; 2&quot;,&quot;prefix&quot;:&quot;&quot;,&quot;uri&quot;:[&quot;http://zotero.org/users/1913249/items/7KQUK5RV&quot;],&quot;itemData&quot;:{&quot;issued&quot;:{&quot;date-parts&quot;:[[&quot;2007&quot;]]},&quot;citation-key&quot;:&quot;resnick_all_2007&quot;,&quot;container-title&quot;:&quot;Proceedings of the 6th ACM SIGCHI conference on Creativity &amp; cognition&quot;,&quot;source&quot;:&quot;Google Scholar&quot;,&quot;type&quot;:&quot;paper-conference&quot;,&quot;URL&quot;:&quot;http://dl.acm.org/citation.cfm?id=1254961&quot;,&quot;accessed&quot;:{&quot;date-parts&quot;:[[&quot;2017&quot;,3,14]]},&quot;publisher&quot;:&quot;ACM&quot;,&quot;author&quot;:[{&quot;family&quot;:&quot;Resnick&quot;,&quot;given&quot;:&quot;Mitchel&quot;}],&quot;title&quot;:&quot;All I really need to know (about creative thinking) I learned (by studying how children learn) in kindergarten&quot;,&quot;page&quot;:&quot;1–6&quot;,&quot;id&quot;:&quot;resnick_all_2007&quot;},&quot;id&quot;:1624}],&quot;schema&quot;:&quot;https://github.com/citation-style-language/schema/raw/master/csl-citation.json&quot;} RNDjvxbyncerx"/>. The following writing discusses the value of flexible approach to design processes observated in my research.</text:p>
      <text:h text:style-name="Heading_20_3" text:outline-level="3"><text:bookmark-start text:name="discussion-on-flexible-design-practices"/>Discussion on Flexible Design Practices<text:bookmark-end text:name="discussion-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h text:style-name="Heading_20_3" text:outline-level="3"><text:bookmark-start text:name="on-different-game-making-approaches"/>On different Game Making approaches<text:bookmark-end text:name="on-different-game-making-approaches"/></text:h>
      <text:h text:style-name="Heading_20_4" text:outline-level="4"><text:bookmark-start text:name="observations-on-game-making-types"/>Observations on Game Making Types<text:bookmark-end text:name="observations-on-game-making-types"/></text:h>
      <text:p text:style-name="First_20_paragraph">This section returns to game making types explored in Chapter 5. TO DEVELOP</text:p>
      <text:p text:style-name="Text_20_body">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Sutton-smith, 2001).</text:p>
      <text:p text:style-name="Text_20_body">Begin discussion with reference to <text:reference-mark-start text:name="ZOTERO_ITEM CSL_CITATION {&quot;properties&quot;:{&quot;formattedCitation&quot;:&quot;[@gutierrez_cultural_2003]&quot;,&quot;noteIndex&quot;:0},&quot;citationID&quot;:&quot;jbalbgzx&quot;,&quot;citationItems&quot;:[{&quot;uris&quot;:[&quot;http://zotero.org/users/1913249/items/BW6F6HY6&quot;],&quot;prefix&quot;:&quot;&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volume&quot;:&quot;32&quot;,&quot;title-short&quot;:&quot;Cultural Ways of Learning&quot;,&quot;issue&quot;:&quot;5&quot;,&quot;id&quot;:&quot;gutierrez_cultural_2003&quot;,&quot;language&quot;:&quot;en&quot;,&quot;issued&quot;:{&quot;date-parts&quot;:[[&quot;2003&quot;,6]]},&quot;license&quot;:&quot;http://journals.sagepub.com/page/policies/text-and-data-mining-license&quot;,&quot;container-title&quot;:&quot;Educational Researcher&quot;,&quot;DOI&quot;:&quot;10.3102/0013189X032005019&quot;,&quot;URL&quot;:&quot;http://journals.sagepub.com/doi/10.3102/0013189X032005019&quot;,&quot;type&quot;:&quot;article-journal&quot;,&quot;ISSN&quot;:&quot;0013-189X, 1935-102X&quot;,&quot;accessed&quot;:{&quot;date-parts&quot;:[[&quot;2024&quot;,9,8]]},&quot;citation-key&quot;:&quot;gutierrez_cultural_2003&quot;,&quot;author&quot;:[{&quot;family&quot;:&quot;Gutiérrez&quot;,&quot;given&quot;:&quot;Kris D.&quot;},{&quot;family&quot;:&quot;Rogoff&quot;,&quot;given&quot;:&quot;Barbara&quot;}],&quot;title&quot;:&quot;Cultural Ways of Learning: Individual Traits or Repertoires of Practice&quot;,&quot;source&quot;:&quot;DOI.org (Crossref)&quot;,&quot;page&quot;:&quot;19-25&quot;},&quot;suffix&quot;:&quot;&quot;,&quot;id&quot;:9830}],&quot;schema&quot;:&quot;https://github.com/citation-style-language/schema/raw/master/csl-citation.json&quot;} RNDwgojtnrnbl"/>&lt;Do Zotero Refresh: [@gutierrez_cultural_2003]&gt;<text:reference-mark-end text:name="ZOTERO_ITEM CSL_CITATION {&quot;properties&quot;:{&quot;formattedCitation&quot;:&quot;[@gutierrez_cultural_2003]&quot;,&quot;noteIndex&quot;:0},&quot;citationID&quot;:&quot;jbalbgzx&quot;,&quot;citationItems&quot;:[{&quot;uris&quot;:[&quot;http://zotero.org/users/1913249/items/BW6F6HY6&quot;],&quot;prefix&quot;:&quot;&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volume&quot;:&quot;32&quot;,&quot;title-short&quot;:&quot;Cultural Ways of Learning&quot;,&quot;issue&quot;:&quot;5&quot;,&quot;id&quot;:&quot;gutierrez_cultural_2003&quot;,&quot;language&quot;:&quot;en&quot;,&quot;issued&quot;:{&quot;date-parts&quot;:[[&quot;2003&quot;,6]]},&quot;license&quot;:&quot;http://journals.sagepub.com/page/policies/text-and-data-mining-license&quot;,&quot;container-title&quot;:&quot;Educational Researcher&quot;,&quot;DOI&quot;:&quot;10.3102/0013189X032005019&quot;,&quot;URL&quot;:&quot;http://journals.sagepub.com/doi/10.3102/0013189X032005019&quot;,&quot;type&quot;:&quot;article-journal&quot;,&quot;ISSN&quot;:&quot;0013-189X, 1935-102X&quot;,&quot;accessed&quot;:{&quot;date-parts&quot;:[[&quot;2024&quot;,9,8]]},&quot;citation-key&quot;:&quot;gutierrez_cultural_2003&quot;,&quot;author&quot;:[{&quot;family&quot;:&quot;Gutiérrez&quot;,&quot;given&quot;:&quot;Kris D.&quot;},{&quot;family&quot;:&quot;Rogoff&quot;,&quot;given&quot;:&quot;Barbara&quot;}],&quot;title&quot;:&quot;Cultural Ways of Learning: Individual Traits or Repertoires of Practice&quot;,&quot;source&quot;:&quot;DOI.org (Crossref)&quot;,&quot;page&quot;:&quot;19-25&quot;},&quot;suffix&quot;:&quot;&quot;,&quot;id&quot;:9830}],&quot;schema&quot;:&quot;https://github.com/citation-style-language/schema/raw/master/csl-citation.json&quot;} RNDwgojtnrnbl"/> on “Helping Students Learn: Having Styles or Participating in Practices”, and a careful statement to avoid over generalisation here, but at the same time recognise the value of emerging practices and styles.</text:p>
      <text:p text:style-name="Text_20_body">Thus I am not suggesting that these styles make up a ridgid typology to be replicated in other settings, instead, in line with Gutierrez and Rogoff <text:reference-mark-start text:name="ZOTERO_ITEM CSL_CITATION {&quot;properties&quot;:{&quot;formattedCitation&quot;:&quot;[-@gutierrez_cultural_2003, p.20]&quot;,&quot;noteIndex&quot;:0},&quot;citationID&quot;:&quot;yyshtqjr&quot;,&quot;citationItems&quot;:[{&quot;uris&quot;:[&quot;http://zotero.org/users/1913249/items/BW6F6HY6&quot;],&quot;prefix&quot;:&quot;&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volume&quot;:&quot;32&quot;,&quot;title-short&quot;:&quot;Cultural Ways of Learning&quot;,&quot;issue&quot;:&quot;5&quot;,&quot;id&quot;:&quot;gutierrez_cultural_2003&quot;,&quot;language&quot;:&quot;en&quot;,&quot;issued&quot;:{&quot;date-parts&quot;:[[&quot;2003&quot;,6]]},&quot;license&quot;:&quot;http://journals.sagepub.com/page/policies/text-and-data-mining-license&quot;,&quot;container-title&quot;:&quot;Educational Researcher&quot;,&quot;DOI&quot;:&quot;10.3102/0013189X032005019&quot;,&quot;URL&quot;:&quot;http://journals.sagepub.com/doi/10.3102/0013189X032005019&quot;,&quot;type&quot;:&quot;article-journal&quot;,&quot;ISSN&quot;:&quot;0013-189X, 1935-102X&quot;,&quot;accessed&quot;:{&quot;date-parts&quot;:[[&quot;2024&quot;,9,8]]},&quot;citation-key&quot;:&quot;gutierrez_cultural_2003&quot;,&quot;author&quot;:[{&quot;family&quot;:&quot;Gutiérrez&quot;,&quot;given&quot;:&quot;Kris D.&quot;},{&quot;family&quot;:&quot;Rogoff&quot;,&quot;given&quot;:&quot;Barbara&quot;}],&quot;title&quot;:&quot;Cultural Ways of Learning: Individual Traits or Repertoires of Practice&quot;,&quot;source&quot;:&quot;DOI.org (Crossref)&quot;,&quot;page&quot;:&quot;19-25&quot;},&quot;suppress-author&quot;:true,&quot;locator&quot;:&quot;20&quot;,&quot;id&quot;:9830}],&quot;schema&quot;:&quot;https://github.com/citation-style-language/schema/raw/master/csl-citation.json&quot;} RNDelwvifxjry"/>&lt;Do Zotero Refresh: [-@gutierrez_cultural_2003, p.20]&gt;<text:reference-mark-end text:name="ZOTERO_ITEM CSL_CITATION {&quot;properties&quot;:{&quot;formattedCitation&quot;:&quot;[-@gutierrez_cultural_2003, p.20]&quot;,&quot;noteIndex&quot;:0},&quot;citationID&quot;:&quot;yyshtqjr&quot;,&quot;citationItems&quot;:[{&quot;uris&quot;:[&quot;http://zotero.org/users/1913249/items/BW6F6HY6&quot;],&quot;prefix&quot;:&quot;&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volume&quot;:&quot;32&quot;,&quot;title-short&quot;:&quot;Cultural Ways of Learning&quot;,&quot;issue&quot;:&quot;5&quot;,&quot;id&quot;:&quot;gutierrez_cultural_2003&quot;,&quot;language&quot;:&quot;en&quot;,&quot;issued&quot;:{&quot;date-parts&quot;:[[&quot;2003&quot;,6]]},&quot;license&quot;:&quot;http://journals.sagepub.com/page/policies/text-and-data-mining-license&quot;,&quot;container-title&quot;:&quot;Educational Researcher&quot;,&quot;DOI&quot;:&quot;10.3102/0013189X032005019&quot;,&quot;URL&quot;:&quot;http://journals.sagepub.com/doi/10.3102/0013189X032005019&quot;,&quot;type&quot;:&quot;article-journal&quot;,&quot;ISSN&quot;:&quot;0013-189X, 1935-102X&quot;,&quot;accessed&quot;:{&quot;date-parts&quot;:[[&quot;2024&quot;,9,8]]},&quot;citation-key&quot;:&quot;gutierrez_cultural_2003&quot;,&quot;author&quot;:[{&quot;family&quot;:&quot;Gutiérrez&quot;,&quot;given&quot;:&quot;Kris D.&quot;},{&quot;family&quot;:&quot;Rogoff&quot;,&quot;given&quot;:&quot;Barbara&quot;}],&quot;title&quot;:&quot;Cultural Ways of Learning: Individual Traits or Repertoires of Practice&quot;,&quot;source&quot;:&quot;DOI.org (Crossref)&quot;,&quot;page&quot;:&quot;19-25&quot;},&quot;suppress-author&quot;:true,&quot;locator&quot;:&quot;20&quot;,&quot;id&quot;:9830}],&quot;schema&quot;:&quot;https://github.com/citation-style-language/schema/raw/master/csl-citation.json&quot;} RNDelwvifxjry"/> , that the process of co-constructing understanding and communication about learning styles can “support the changing nature of participation and the forms of assistance provided in joint activity.”</text:p>
      <text:h text:style-name="Heading_20_4" text:outline-level="4"><text:bookmark-start text:name="a-focus-on-the-value-of-changing-roles---especially-peer-teaching-as-reinforcing-learning"/>A focus on the value of changing roles - especially peer teaching as reinforcing learning<text:bookmark-end text:name="a-focus-on-the-value-of-changing-roles---especially-peer-teaching-as-reinforcing-learning"/></text:h>
      <text:p text:style-name="First_20_paragraph">A role or style that is not fully captured is that of peer learning, although it is implied within the socialisers and magpie makers.</text:p>
      <text:p text:style-name="Text_20_body">CAN THIS BE ADDED INTO THE CODING SCHEMA</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3">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table-column table:style-name="Table1.B"/>
        <table:table-header-rows>
          <table:table-row>
            <table:table-cell table:style-name="TableHeaderRowCell" office:value-type="string">
              <text:p text:style-name="Table_20_Heading">Participant Dialogue</text:p>
            </table:table-cell>
            <table:table-cell table:style-name="TableHeaderRowCell" office:value-type="string">
              <text:p text:style-name="Table_20_Heading">Participant Gestures &amp; Activities</text:p>
            </table:table-cell>
          </table:table-row>
        </table:table-header-rows>
        <table:table-row>
          <table:table-cell table:style-name="TableRowCell" office:value-type="string">
    </table:table-cell>
          <table:table-cell table:style-name="TableRowCell" office:value-type="string">
            <text:p text:style-name="Table_20_Contents">Nadine has just rapidly demonstrated how to bring a created graphical element into the game</text:p>
          </table:table-cell>
        </table:table-row>
        <table:table-row>
          <table:table-cell table:style-name="TableRowCell" office:value-type="string">
            <text:p text:style-name="Table_20_Contents"><text:span text:style-name="T2">Molly:</text:span> How did you do that so quickly? I’ve got to like, carefully…</text:p>
          </table:table-cell>
          <table:table-cell table:style-name="TableRowCell" office:value-type="string">
            <text:p text:style-name="Table_20_Contents">Molly makes hand gestures to show a sense of hesitant keyboard use)</text:p>
          </table:table-cell>
        </table:table-row>
        <table:table-row>
          <table:table-cell table:style-name="TableRowCell" office:value-type="string">
    </table:table-cell>
          <table:table-cell table:style-name="TableRowCell" office:value-type="string">
            <text:p text:style-name="Table_20_Contents">A parent peer next toA Molly laughs. Nadine, the child of Molly bounces up in place and smiles broadly.</text:p>
          </table:table-cell>
        </table:table-row>
      </table:table>
      <text:p text:style-name="First_20_paragraph">In summary, it is of value to create spaces to leverage the potential of these in-between moments for participants.</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on-making-types-and-side-missions"/>Discussion on making types and side missions<text:bookmark-end text:name="discussion-on-making-types-and-side-missions"/></text:h>
      <text:p text:style-name="First_20_paragraph">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MOVE THIS UP? 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properties&quot;:{&quot;formattedCitation&quot;:&quot;[@sutton-smith_ambiguity_2001]&quot;,&quot;noteIndex&quot;:0},&quot;citationID&quot;:&quot;prwlykvr&quot;,&quot;citationItems&quot;:[{&quot;uris&quot;:[&quot;http://zotero.org/users/1913249/items/JUMNM23B&quot;],&quot;prefix&quot;:&quot;&quot;,&quot;uri&quot;:[&quot;http://zotero.org/users/1913249/items/JUMNM23B&quot;],&quot;itemData&quot;:{&quot;language&quot;:&quot;English&quot;,&quot;issued&quot;:{&quot;date-parts&quot;:[[&quot;2001&quot;,5,8]]},&quot;citation-key&quot;:&quot;sutton-smith_ambiguity_2001&quot;,&quot;source&quot;:&quot;Amazon&quot;,&quot;publisher&quot;:&quot;Harvard University Press&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title&quot;:&quot;The Ambiguity of Play&quot;,&quot;type&quot;:&quot;book&quot;,&quot;publisher-place&quot;:&quot;Cambridge, Mass.&quot;,&quot;event-place&quot;:&quot;Cambridge, Mass.&quot;,&quot;ISBN&quot;:&quot;978-0-674-00581-5&quot;,&quot;author&quot;:[{&quot;family&quot;:&quot;Sutton-smith&quot;,&quot;given&quot;:&quot;Brian&quot;}],&quot;edition&quot;:&quot;New Ed edition&quot;,&quot;number-of-pages&quot;:&quot;288&quot;,&quot;id&quot;:&quot;sutton-smith_ambiguity_2001&quot;},&quot;suffix&quot;:&quot;&quot;,&quot;id&quot;:1389}],&quot;schema&quot;:&quot;https://github.com/citation-style-language/schema/raw/master/csl-citation.json&quot;} RNDxmfyxdwqlq"/>&lt;Do Zotero Refresh: [@sutton-smith_ambiguity_2001]&gt;<text:reference-mark-end text:name="ZOTERO_ITEM CSL_CITATION {&quot;properties&quot;:{&quot;formattedCitation&quot;:&quot;[@sutton-smith_ambiguity_2001]&quot;,&quot;noteIndex&quot;:0},&quot;citationID&quot;:&quot;prwlykvr&quot;,&quot;citationItems&quot;:[{&quot;uris&quot;:[&quot;http://zotero.org/users/1913249/items/JUMNM23B&quot;],&quot;prefix&quot;:&quot;&quot;,&quot;uri&quot;:[&quot;http://zotero.org/users/1913249/items/JUMNM23B&quot;],&quot;itemData&quot;:{&quot;language&quot;:&quot;English&quot;,&quot;issued&quot;:{&quot;date-parts&quot;:[[&quot;2001&quot;,5,8]]},&quot;citation-key&quot;:&quot;sutton-smith_ambiguity_2001&quot;,&quot;source&quot;:&quot;Amazon&quot;,&quot;publisher&quot;:&quot;Harvard University Press&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title&quot;:&quot;The Ambiguity of Play&quot;,&quot;type&quot;:&quot;book&quot;,&quot;publisher-place&quot;:&quot;Cambridge, Mass.&quot;,&quot;event-place&quot;:&quot;Cambridge, Mass.&quot;,&quot;ISBN&quot;:&quot;978-0-674-00581-5&quot;,&quot;author&quot;:[{&quot;family&quot;:&quot;Sutton-smith&quot;,&quot;given&quot;:&quot;Brian&quot;}],&quot;edition&quot;:&quot;New Ed edition&quot;,&quot;number-of-pages&quot;:&quot;288&quot;,&quot;id&quot;:&quot;sutton-smith_ambiguity_2001&quot;},&quot;suffix&quot;:&quot;&quot;,&quot;id&quot;:1389}],&quot;schema&quot;:&quot;https://github.com/citation-style-language/schema/raw/master/csl-citation.json&quot;} RNDxmfyxdwqlq"/>.</text:p>
      <text:h text:style-name="Heading_20_3" text:outline-level="3"><text:bookmark-start text:name="discussion-in-relation-to-other-research---beyond-design-cycle-stages"/>Discussion in relation to other research - beyond design cycle stages<text:bookmark-end text:name="discussion-in-relation-to-other-research---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properties&quot;:{&quot;formattedCitation&quot;:&quot;[@goddard_playful_2014]&quot;,&quot;noteIndex&quot;:0},&quot;citationID&quot;:&quot;huhlfeho&quot;,&quot;citationItems&quot;:[{&quot;uris&quot;:[&quot;http://zotero.org/users/1913249/items/K73FBC2G&quot;],&quot;prefix&quot;:&quot;&quot;,&quot;uri&quot;:[&quot;http://zotero.org/users/1913249/items/K73FBC2G&quot;],&quot;itemData&quot;:{&quot;language&quot;:&quot;en&quot;,&quot;issued&quot;:{&quot;date-parts&quot;:[[&quot;2014&quot;]]},&quot;citation-key&quot;:&quot;goddard_playful_2014&quot;,&quot;URL&quot;:&quot;http://dl.acm.org/citation.cfm?doid=2677758.2677778&quot;,&quot;publisher&quot;:&quot;ACM Press&quot;,&quot;DOI&quot;:&quot;10.1145/2677758.2677778&quot;,&quot;title-short&quot;:&quot;Playful Game Jams&quot;,&quot;type&quot;:&quot;paper-conference&quot;,&quot;source&quot;:&quot;CrossRef&quot;,&quot;accessed&quot;:{&quot;date-parts&quot;:[[&quot;2017&quot;,10,30]]},&quot;ISBN&quot;:&quot;978-1-4503-2790-9&quot;,&quot;author&quot;:[{&quot;family&quot;:&quot;Goddard&quot;,&quot;given&quot;:&quot;William&quot;},{&quot;family&quot;:&quot;Byrne&quot;,&quot;given&quot;:&quot;Richard&quot;},{&quot;family&quot;:&quot;Mueller&quot;,&quot;given&quot;:&quot;Florian 'Floyd'&quot;}],&quot;title&quot;:&quot;Playful Game Jams: Guidelines for Designed Outcomes&quot;,&quot;page&quot;:&quot;1-10&quot;,&quot;id&quot;:&quot;goddard_playful_2014&quot;},&quot;suffix&quot;:&quot;&quot;,&quot;id&quot;:1672}],&quot;schema&quot;:&quot;https://github.com/citation-style-language/schema/raw/master/csl-citation.json&quot;} RNDkexcdmtzyr"/>&lt;Do Zotero Refresh: [@goddard_playful_2014]&gt;<text:reference-mark-end text:name="ZOTERO_ITEM CSL_CITATION {&quot;properties&quot;:{&quot;formattedCitation&quot;:&quot;[@goddard_playful_2014]&quot;,&quot;noteIndex&quot;:0},&quot;citationID&quot;:&quot;huhlfeho&quot;,&quot;citationItems&quot;:[{&quot;uris&quot;:[&quot;http://zotero.org/users/1913249/items/K73FBC2G&quot;],&quot;prefix&quot;:&quot;&quot;,&quot;uri&quot;:[&quot;http://zotero.org/users/1913249/items/K73FBC2G&quot;],&quot;itemData&quot;:{&quot;language&quot;:&quot;en&quot;,&quot;issued&quot;:{&quot;date-parts&quot;:[[&quot;2014&quot;]]},&quot;citation-key&quot;:&quot;goddard_playful_2014&quot;,&quot;URL&quot;:&quot;http://dl.acm.org/citation.cfm?doid=2677758.2677778&quot;,&quot;publisher&quot;:&quot;ACM Press&quot;,&quot;DOI&quot;:&quot;10.1145/2677758.2677778&quot;,&quot;title-short&quot;:&quot;Playful Game Jams&quot;,&quot;type&quot;:&quot;paper-conference&quot;,&quot;source&quot;:&quot;CrossRef&quot;,&quot;accessed&quot;:{&quot;date-parts&quot;:[[&quot;2017&quot;,10,30]]},&quot;ISBN&quot;:&quot;978-1-4503-2790-9&quot;,&quot;author&quot;:[{&quot;family&quot;:&quot;Goddard&quot;,&quot;given&quot;:&quot;William&quot;},{&quot;family&quot;:&quot;Byrne&quot;,&quot;given&quot;:&quot;Richard&quot;},{&quot;family&quot;:&quot;Mueller&quot;,&quot;given&quot;:&quot;Florian 'Floyd'&quot;}],&quot;title&quot;:&quot;Playful Game Jams: Guidelines for Designed Outcomes&quot;,&quot;page&quot;:&quot;1-10&quot;,&quot;id&quot;:&quot;goddard_playful_2014&quot;},&quot;suffix&quot;:&quot;&quot;,&quot;id&quot;:1672}],&quot;schema&quot;:&quot;https://github.com/citation-style-language/schema/raw/master/csl-citation.json&quot;} RNDkexcdmtzyr"/>.</text:p>
      <text:p text:style-name="Text_20_body">Other relevant perspectives include rhizomatic design approaches <text:reference-mark-start text:name="ZOTERO_ITEM CSL_CITATION {&quot;properties&quot;:{&quot;formattedCitation&quot;:&quot;[@de_freitas_classroom_2012]&quot;,&quot;noteIndex&quot;:0},&quot;citationID&quot;:&quot;jtjhgpgd&quot;,&quot;citationItems&quot;:[{&quot;uris&quot;:[&quot;http://zotero.org/users/1913249/items/WA5J48KV&quot;],&quot;prefix&quot;:&quot;&quot;,&quot;uri&quot;:[&quot;http://zotero.org/users/1913249/items/WA5J48KV&quot;],&quot;itemData&quot;:{&quot;type&quot;:&quot;article-journal&quot;,&quot;volume&quot;:&quot;18&quot;,&quot;title-short&quot;:&quot;The Classroom as Rhizome&quot;,&quot;issue&quot;:&quot;7&quot;,&quot;id&quot;:&quot;de_freitas_classroom_2012&quot;,&quot;language&quot;:&quot;en&quot;,&quot;issued&quot;:{&quot;date-parts&quot;:[[&quot;2012&quot;,9,1]]},&quot;citation-key&quot;:&quot;de_freitas_classroom_2012&quot;,&quot;container-title&quot;:&quot;Qualitative Inquiry&quot;,&quot;source&quot;:&quot;CrossRef&quot;,&quot;URL&quot;:&quot;http://qix.sagepub.com/cgi/doi/10.1177/1077800412450155&quot;,&quot;accessed&quot;:{&quot;date-parts&quot;:[[&quot;2016&quot;,8,9]]},&quot;ISSN&quot;:&quot;1077-8004, 1552-7565&quot;,&quot;author&quot;:[{&quot;given&quot;:&quot;E.&quot;,&quot;non-dropping-particle&quot;:&quot;de&quot;,&quot;family&quot;:&quot;Freitas&quot;}],&quot;title&quot;:&quot;The Classroom as Rhizome: New Strategies for Diagramming Knotted Interactions&quot;,&quot;DOI&quot;:&quot;10.1177/1077800412450155&quot;,&quot;page&quot;:&quot;557-570&quot;},&quot;suffix&quot;:&quot;&quot;,&quot;id&quot;:1278}],&quot;schema&quot;:&quot;https://github.com/citation-style-language/schema/raw/master/csl-citation.json&quot;} RNDtduetbybne"/>&lt;Do Zotero Refresh: [@de_freitas_classroom_2012]&gt;<text:reference-mark-end text:name="ZOTERO_ITEM CSL_CITATION {&quot;properties&quot;:{&quot;formattedCitation&quot;:&quot;[@de_freitas_classroom_2012]&quot;,&quot;noteIndex&quot;:0},&quot;citationID&quot;:&quot;jtjhgpgd&quot;,&quot;citationItems&quot;:[{&quot;uris&quot;:[&quot;http://zotero.org/users/1913249/items/WA5J48KV&quot;],&quot;prefix&quot;:&quot;&quot;,&quot;uri&quot;:[&quot;http://zotero.org/users/1913249/items/WA5J48KV&quot;],&quot;itemData&quot;:{&quot;type&quot;:&quot;article-journal&quot;,&quot;volume&quot;:&quot;18&quot;,&quot;title-short&quot;:&quot;The Classroom as Rhizome&quot;,&quot;issue&quot;:&quot;7&quot;,&quot;id&quot;:&quot;de_freitas_classroom_2012&quot;,&quot;language&quot;:&quot;en&quot;,&quot;issued&quot;:{&quot;date-parts&quot;:[[&quot;2012&quot;,9,1]]},&quot;citation-key&quot;:&quot;de_freitas_classroom_2012&quot;,&quot;container-title&quot;:&quot;Qualitative Inquiry&quot;,&quot;source&quot;:&quot;CrossRef&quot;,&quot;URL&quot;:&quot;http://qix.sagepub.com/cgi/doi/10.1177/1077800412450155&quot;,&quot;accessed&quot;:{&quot;date-parts&quot;:[[&quot;2016&quot;,8,9]]},&quot;ISSN&quot;:&quot;1077-8004, 1552-7565&quot;,&quot;author&quot;:[{&quot;given&quot;:&quot;E.&quot;,&quot;non-dropping-particle&quot;:&quot;de&quot;,&quot;family&quot;:&quot;Freitas&quot;}],&quot;title&quot;:&quot;The Classroom as Rhizome: New Strategies for Diagramming Knotted Interactions&quot;,&quot;DOI&quot;:&quot;10.1177/1077800412450155&quot;,&quot;page&quot;:&quot;557-570&quot;},&quot;suffix&quot;:&quot;&quot;,&quot;id&quot;:1278}],&quot;schema&quot;:&quot;https://github.com/citation-style-language/schema/raw/master/csl-citation.json&quot;} RNDtduetbybne"/>. Research exists on the promise of rhizomatic approaches design thinking in creative educational programmes <text:reference-mark-start text:name="ZOTERO_ITEM CSL_CITATION {&quot;properties&quot;:{&quot;formattedCitation&quot;:&quot;[@biffi_chasing_2017-1]&quot;,&quot;noteIndex&quot;:0},&quot;citationID&quot;:&quot;gutrzqtc&quot;,&quot;citationItems&quot;:[{&quot;uris&quot;:[&quot;http://zotero.org/users/1913249/items/922HA3Y2&quot;],&quot;prefix&quot;:&quot;&quot;,&quot;uri&quot;:[&quot;http://zotero.org/users/1913249/items/922HA3Y2&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short&quot;:&quot;ET&quot;,&quot;volume&quot;:&quot;59&quot;,&quot;title-short&quot;:&quot;Chasing innovation&quot;,&quot;issue&quot;:&quot;9&quot;,&quot;id&quot;:&quot;biffi_chasing_2017-1&quot;,&quot;language&quot;:&quot;en&quot;,&quot;issued&quot;:{&quot;date-parts&quot;:[[&quot;2017&quot;,10,9]]},&quot;citation-key&quot;:&quot;biffi_chasing_2017-1&quot;,&quot;container-title&quot;:&quot;Education + Training&quot;,&quot;DOI&quot;:&quot;10.1108/ET-01-2016-0007&quot;,&quot;URL&quot;:&quot;https://www.emerald.com/insight/content/doi/10.1108/ET-01-2016-0007/full/html&quot;,&quot;type&quot;:&quot;article-journal&quot;,&quot;accessed&quot;:{&quot;date-parts&quot;:[[&quot;2023&quot;,2,2]]},&quot;ISSN&quot;:&quot;0040-0912&quot;,&quot;author&quot;:[{&quot;family&quot;:&quot;Biffi&quot;,&quot;given&quot;:&quot;Alfredo&quot;},{&quot;family&quot;:&quot;Bissola&quot;,&quot;given&quot;:&quot;Rita&quot;},{&quot;family&quot;:&quot;Imperatori&quot;,&quot;given&quot;:&quot;Barbara&quot;}],&quot;title&quot;:&quot;Chasing innovation: a pilot case study of a rhizomatic design thinking education program&quot;,&quot;source&quot;:&quot;DOI.org (Crossref)&quot;,&quot;page&quot;:&quot;957-977&quot;},&quot;suffix&quot;:&quot;&quot;,&quot;id&quot;:3728}],&quot;schema&quot;:&quot;https://github.com/citation-style-language/schema/raw/master/csl-citation.json&quot;} RNDdncbflvotb"/>&lt;Do Zotero Refresh: [@biffi_chasing_2017-1]&gt;<text:reference-mark-end text:name="ZOTERO_ITEM CSL_CITATION {&quot;properties&quot;:{&quot;formattedCitation&quot;:&quot;[@biffi_chasing_2017-1]&quot;,&quot;noteIndex&quot;:0},&quot;citationID&quot;:&quot;gutrzqtc&quot;,&quot;citationItems&quot;:[{&quot;uris&quot;:[&quot;http://zotero.org/users/1913249/items/922HA3Y2&quot;],&quot;prefix&quot;:&quot;&quot;,&quot;uri&quot;:[&quot;http://zotero.org/users/1913249/items/922HA3Y2&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short&quot;:&quot;ET&quot;,&quot;volume&quot;:&quot;59&quot;,&quot;title-short&quot;:&quot;Chasing innovation&quot;,&quot;issue&quot;:&quot;9&quot;,&quot;id&quot;:&quot;biffi_chasing_2017-1&quot;,&quot;language&quot;:&quot;en&quot;,&quot;issued&quot;:{&quot;date-parts&quot;:[[&quot;2017&quot;,10,9]]},&quot;citation-key&quot;:&quot;biffi_chasing_2017-1&quot;,&quot;container-title&quot;:&quot;Education + Training&quot;,&quot;DOI&quot;:&quot;10.1108/ET-01-2016-0007&quot;,&quot;URL&quot;:&quot;https://www.emerald.com/insight/content/doi/10.1108/ET-01-2016-0007/full/html&quot;,&quot;type&quot;:&quot;article-journal&quot;,&quot;accessed&quot;:{&quot;date-parts&quot;:[[&quot;2023&quot;,2,2]]},&quot;ISSN&quot;:&quot;0040-0912&quot;,&quot;author&quot;:[{&quot;family&quot;:&quot;Biffi&quot;,&quot;given&quot;:&quot;Alfredo&quot;},{&quot;family&quot;:&quot;Bissola&quot;,&quot;given&quot;:&quot;Rita&quot;},{&quot;family&quot;:&quot;Imperatori&quot;,&quot;given&quot;:&quot;Barbara&quot;}],&quot;title&quot;:&quot;Chasing innovation: a pilot case study of a rhizomatic design thinking education program&quot;,&quot;source&quot;:&quot;DOI.org (Crossref)&quot;,&quot;page&quot;:&quot;957-977&quot;},&quot;suffix&quot;:&quot;&quot;,&quot;id&quot;:3728}],&quot;schema&quot;:&quot;https://github.com/citation-style-language/schema/raw/master/csl-citation.json&quot;} RNDdncbflvotb"/>. However researcher identify significant competencies required including to “identify and synthesize the body of technical and even complex knowledge into a feasible structure” <text:reference-mark-start text:name="ZOTERO_ITEM CSL_CITATION {&quot;properties&quot;:{&quot;formattedCitation&quot;:&quot;[@biffi_chasing_2017-1, p. 972]&quot;,&quot;noteIndex&quot;:0},&quot;citationID&quot;:&quot;ezfxdzbw&quot;,&quot;citationItems&quot;:[{&quot;uris&quot;:[&quot;http://zotero.org/users/1913249/items/922HA3Y2&quot;],&quot;locator&quot;:&quot; 972&quot;,&quot;prefix&quot;:&quot;&quot;,&quot;uri&quot;:[&quot;http://zotero.org/users/1913249/items/922HA3Y2&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short&quot;:&quot;ET&quot;,&quot;volume&quot;:&quot;59&quot;,&quot;title-short&quot;:&quot;Chasing innovation&quot;,&quot;issue&quot;:&quot;9&quot;,&quot;id&quot;:&quot;biffi_chasing_2017-1&quot;,&quot;language&quot;:&quot;en&quot;,&quot;issued&quot;:{&quot;date-parts&quot;:[[&quot;2017&quot;,10,9]]},&quot;citation-key&quot;:&quot;biffi_chasing_2017-1&quot;,&quot;container-title&quot;:&quot;Education + Training&quot;,&quot;DOI&quot;:&quot;10.1108/ET-01-2016-0007&quot;,&quot;URL&quot;:&quot;https://www.emerald.com/insight/content/doi/10.1108/ET-01-2016-0007/full/html&quot;,&quot;type&quot;:&quot;article-journal&quot;,&quot;accessed&quot;:{&quot;date-parts&quot;:[[&quot;2023&quot;,2,2]]},&quot;ISSN&quot;:&quot;0040-0912&quot;,&quot;author&quot;:[{&quot;family&quot;:&quot;Biffi&quot;,&quot;given&quot;:&quot;Alfredo&quot;},{&quot;family&quot;:&quot;Bissola&quot;,&quot;given&quot;:&quot;Rita&quot;},{&quot;family&quot;:&quot;Imperatori&quot;,&quot;given&quot;:&quot;Barbara&quot;}],&quot;title&quot;:&quot;Chasing innovation: a pilot case study of a rhizomatic design thinking education program&quot;,&quot;source&quot;:&quot;DOI.org (Crossref)&quot;,&quot;page&quot;:&quot;957-977&quot;},&quot;id&quot;:3728}],&quot;schema&quot;:&quot;https://github.com/citation-style-language/schema/raw/master/csl-citation.json&quot;} RNDbaxpeekxvj"/>&lt;Do Zotero Refresh: [@biffi_chasing_2017-1, p. 972]&gt;<text:reference-mark-end text:name="ZOTERO_ITEM CSL_CITATION {&quot;properties&quot;:{&quot;formattedCitation&quot;:&quot;[@biffi_chasing_2017-1, p. 972]&quot;,&quot;noteIndex&quot;:0},&quot;citationID&quot;:&quot;ezfxdzbw&quot;,&quot;citationItems&quot;:[{&quot;uris&quot;:[&quot;http://zotero.org/users/1913249/items/922HA3Y2&quot;],&quot;locator&quot;:&quot; 972&quot;,&quot;prefix&quot;:&quot;&quot;,&quot;uri&quot;:[&quot;http://zotero.org/users/1913249/items/922HA3Y2&quot;],&quot;itemData&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short&quot;:&quot;ET&quot;,&quot;volume&quot;:&quot;59&quot;,&quot;title-short&quot;:&quot;Chasing innovation&quot;,&quot;issue&quot;:&quot;9&quot;,&quot;id&quot;:&quot;biffi_chasing_2017-1&quot;,&quot;language&quot;:&quot;en&quot;,&quot;issued&quot;:{&quot;date-parts&quot;:[[&quot;2017&quot;,10,9]]},&quot;citation-key&quot;:&quot;biffi_chasing_2017-1&quot;,&quot;container-title&quot;:&quot;Education + Training&quot;,&quot;DOI&quot;:&quot;10.1108/ET-01-2016-0007&quot;,&quot;URL&quot;:&quot;https://www.emerald.com/insight/content/doi/10.1108/ET-01-2016-0007/full/html&quot;,&quot;type&quot;:&quot;article-journal&quot;,&quot;accessed&quot;:{&quot;date-parts&quot;:[[&quot;2023&quot;,2,2]]},&quot;ISSN&quot;:&quot;0040-0912&quot;,&quot;author&quot;:[{&quot;family&quot;:&quot;Biffi&quot;,&quot;given&quot;:&quot;Alfredo&quot;},{&quot;family&quot;:&quot;Bissola&quot;,&quot;given&quot;:&quot;Rita&quot;},{&quot;family&quot;:&quot;Imperatori&quot;,&quot;given&quot;:&quot;Barbara&quot;}],&quot;title&quot;:&quot;Chasing innovation: a pilot case study of a rhizomatic design thinking education program&quot;,&quot;source&quot;:&quot;DOI.org (Crossref)&quot;,&quot;page&quot;:&quot;957-977&quot;},&quot;id&quot;:3728}],&quot;schema&quot;:&quot;https://github.com/citation-style-language/schema/raw/master/csl-citation.json&quot;} RNDbaxpeekxvj"/>, which 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3" text:outline-level="3"><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Recent research posits that Game Jams can be profitably used in formal education contexts <text:reference-mark-start text:name="ZOTERO_ITEM CSL_CITATION {&quot;properties&quot;:{&quot;formattedCitation&quot;:&quot;[@aurava_game_2021]&quot;,&quot;noteIndex&quot;:0},&quot;citationID&quot;:&quot;oplrcnth&quot;,&quot;citationItems&quot;:[{&quot;uris&quot;:[&quot;http://zotero.org/users/1913249/items/6BQ7BIPC&quot;],&quot;prefix&quot;:&quot;&quot;,&quot;uri&quot;:[&quot;http://zotero.org/users/1913249/items/6BQ7BIPC&quot;],&quot;itemData&quot;:{&quot;source&quot;:&quot;ScienceDirect&quot;,&quot;URL&quot;:&quot;https://www.sciencedirect.com/science/article/pii/S2212868921000192&quot;,&quot;issued&quot;:{&quot;date-parts&quot;:[[&quot;2021&quot;,6,1]]},&quot;citation-key&quot;:&quot;aurava_game_2021&quot;,&quot;type&quot;:&quot;article-journal&quot;,&quot;container-title&quot;:&quot;International Journal of Child-Computer Interac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SSN&quot;:&quot;2212-8689&quot;,&quot;container-title-short&quot;:&quot;International Journal of Child-Computer Interaction&quot;,&quot;volume&quot;:&quot;28&quot;,&quot;accessed&quot;:{&quot;date-parts&quot;:[[&quot;2023&quot;,9,17]]},&quot;DOI&quot;:&quot;10.1016/j.ijcci.2021.100274&quot;,&quot;author&quot;:[{&quot;family&quot;:&quot;Aurava&quot;,&quot;given&quot;:&quot;Riikka&quot;},{&quot;family&quot;:&quot;Meriläinen&quot;,&quot;given&quot;:&quot;Mikko&quot;},{&quot;family&quot;:&quot;Kankainen&quot;,&quot;given&quot;:&quot;Ville&quot;},{&quot;family&quot;:&quot;Stenros&quot;,&quot;given&quot;:&quot;Jaakko&quot;}],&quot;title&quot;:&quot;Game jams in general formal education&quot;,&quot;page&quot;:&quot;100274&quot;,&quot;id&quot;:&quot;aurava_game_2021&quot;},&quot;suffix&quot;:&quot;&quot;,&quot;id&quot;:8920}],&quot;schema&quot;:&quot;https://github.com/citation-style-language/schema/raw/master/csl-citation.json&quot;} RNDzpwtqatvyw"/>&lt;Do Zotero Refresh: [@aurava_game_2021]&gt;<text:reference-mark-end text:name="ZOTERO_ITEM CSL_CITATION {&quot;properties&quot;:{&quot;formattedCitation&quot;:&quot;[@aurava_game_2021]&quot;,&quot;noteIndex&quot;:0},&quot;citationID&quot;:&quot;oplrcnth&quot;,&quot;citationItems&quot;:[{&quot;uris&quot;:[&quot;http://zotero.org/users/1913249/items/6BQ7BIPC&quot;],&quot;prefix&quot;:&quot;&quot;,&quot;uri&quot;:[&quot;http://zotero.org/users/1913249/items/6BQ7BIPC&quot;],&quot;itemData&quot;:{&quot;source&quot;:&quot;ScienceDirect&quot;,&quot;URL&quot;:&quot;https://www.sciencedirect.com/science/article/pii/S2212868921000192&quot;,&quot;issued&quot;:{&quot;date-parts&quot;:[[&quot;2021&quot;,6,1]]},&quot;citation-key&quot;:&quot;aurava_game_2021&quot;,&quot;type&quot;:&quot;article-journal&quot;,&quot;container-title&quot;:&quot;International Journal of Child-Computer Interac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ISSN&quot;:&quot;2212-8689&quot;,&quot;container-title-short&quot;:&quot;International Journal of Child-Computer Interaction&quot;,&quot;volume&quot;:&quot;28&quot;,&quot;accessed&quot;:{&quot;date-parts&quot;:[[&quot;2023&quot;,9,17]]},&quot;DOI&quot;:&quot;10.1016/j.ijcci.2021.100274&quot;,&quot;author&quot;:[{&quot;family&quot;:&quot;Aurava&quot;,&quot;given&quot;:&quot;Riikka&quot;},{&quot;family&quot;:&quot;Meriläinen&quot;,&quot;given&quot;:&quot;Mikko&quot;},{&quot;family&quot;:&quot;Kankainen&quot;,&quot;given&quot;:&quot;Ville&quot;},{&quot;family&quot;:&quot;Stenros&quot;,&quot;given&quot;:&quot;Jaakko&quot;}],&quot;title&quot;:&quot;Game jams in general formal education&quot;,&quot;page&quot;:&quot;100274&quot;,&quot;id&quot;:&quot;aurava_game_2021&quot;},&quot;suffix&quot;:&quot;&quot;,&quot;id&quot;:8920}],&quot;schema&quot;:&quot;https://github.com/citation-style-language/schema/raw/master/csl-citation.json&quot;} RNDzpwtqatvyw"/>,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 - move examples up?</text:p>
      <text:p text:style-name="Text_20_body">Within the concept of jamming, activity which is casual seemingly non-productive can still transmit useful information to guide collaborative practices. As per above and examples in Appedix ? Find.</text:p>
      <text:p text:style-name="Text_20_body">I propose that the concept of jamming can be introduced and supported as a way of encouraging co-development of practices and making styles as proposed by Gutiérrez and Rogoff <text:reference-mark-start text:name="ZOTERO_ITEM CSL_CITATION {&quot;properties&quot;:{&quot;formattedCitation&quot;:&quot;[@gutierrez_cultural_2003]&quot;,&quot;noteIndex&quot;:0},&quot;citationID&quot;:&quot;vztxzrme&quot;,&quot;citationItems&quot;:[{&quot;uris&quot;:[&quot;http://zotero.org/users/1913249/items/BW6F6HY6&quot;],&quot;prefix&quot;:&quot;&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volume&quot;:&quot;32&quot;,&quot;title-short&quot;:&quot;Cultural Ways of Learning&quot;,&quot;issue&quot;:&quot;5&quot;,&quot;id&quot;:&quot;gutierrez_cultural_2003&quot;,&quot;language&quot;:&quot;en&quot;,&quot;issued&quot;:{&quot;date-parts&quot;:[[&quot;2003&quot;,6]]},&quot;license&quot;:&quot;http://journals.sagepub.com/page/policies/text-and-data-mining-license&quot;,&quot;container-title&quot;:&quot;Educational Researcher&quot;,&quot;DOI&quot;:&quot;10.3102/0013189X032005019&quot;,&quot;URL&quot;:&quot;http://journals.sagepub.com/doi/10.3102/0013189X032005019&quot;,&quot;type&quot;:&quot;article-journal&quot;,&quot;ISSN&quot;:&quot;0013-189X, 1935-102X&quot;,&quot;accessed&quot;:{&quot;date-parts&quot;:[[&quot;2024&quot;,9,8]]},&quot;citation-key&quot;:&quot;gutierrez_cultural_2003&quot;,&quot;author&quot;:[{&quot;family&quot;:&quot;Gutiérrez&quot;,&quot;given&quot;:&quot;Kris D.&quot;},{&quot;family&quot;:&quot;Rogoff&quot;,&quot;given&quot;:&quot;Barbara&quot;}],&quot;title&quot;:&quot;Cultural Ways of Learning: Individual Traits or Repertoires of Practice&quot;,&quot;source&quot;:&quot;DOI.org (Crossref)&quot;,&quot;page&quot;:&quot;19-25&quot;},&quot;suffix&quot;:&quot;&quot;,&quot;id&quot;:9830}],&quot;schema&quot;:&quot;https://github.com/citation-style-language/schema/raw/master/csl-citation.json&quot;} RNDvxcqgqfsii"/>&lt;Do Zotero Refresh: [@gutierrez_cultural_2003]&gt;<text:reference-mark-end text:name="ZOTERO_ITEM CSL_CITATION {&quot;properties&quot;:{&quot;formattedCitation&quot;:&quot;[@gutierrez_cultural_2003]&quot;,&quot;noteIndex&quot;:0},&quot;citationID&quot;:&quot;vztxzrme&quot;,&quot;citationItems&quot;:[{&quot;uris&quot;:[&quot;http://zotero.org/users/1913249/items/BW6F6HY6&quot;],&quot;prefix&quot;:&quot;&quot;,&quot;uri&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volume&quot;:&quot;32&quot;,&quot;title-short&quot;:&quot;Cultural Ways of Learning&quot;,&quot;issue&quot;:&quot;5&quot;,&quot;id&quot;:&quot;gutierrez_cultural_2003&quot;,&quot;language&quot;:&quot;en&quot;,&quot;issued&quot;:{&quot;date-parts&quot;:[[&quot;2003&quot;,6]]},&quot;license&quot;:&quot;http://journals.sagepub.com/page/policies/text-and-data-mining-license&quot;,&quot;container-title&quot;:&quot;Educational Researcher&quot;,&quot;DOI&quot;:&quot;10.3102/0013189X032005019&quot;,&quot;URL&quot;:&quot;http://journals.sagepub.com/doi/10.3102/0013189X032005019&quot;,&quot;type&quot;:&quot;article-journal&quot;,&quot;ISSN&quot;:&quot;0013-189X, 1935-102X&quot;,&quot;accessed&quot;:{&quot;date-parts&quot;:[[&quot;2024&quot;,9,8]]},&quot;citation-key&quot;:&quot;gutierrez_cultural_2003&quot;,&quot;author&quot;:[{&quot;family&quot;:&quot;Gutiérrez&quot;,&quot;given&quot;:&quot;Kris D.&quot;},{&quot;family&quot;:&quot;Rogoff&quot;,&quot;given&quot;:&quot;Barbara&quot;}],&quot;title&quot;:&quot;Cultural Ways of Learning: Individual Traits or Repertoires of Practice&quot;,&quot;source&quot;:&quot;DOI.org (Crossref)&quot;,&quot;page&quot;:&quot;19-25&quot;},&quot;suffix&quot;:&quot;&quot;,&quot;id&quot;:9830}],&quot;schema&quot;:&quot;https://github.com/citation-style-language/schema/raw/master/csl-citation.json&quot;} RNDvxcqgqfsii"/></text:p>
      <text:h text:style-name="Heading_20_2" text:outline-level="2"><text:bookmark-start text:name="discussion-of-three-dimension-of-agency-using-a-metaphorical-approach"/>Discussion of three dimension of agency using a metaphorical approach<text:bookmark-end text:name="discussion-of-three-dimension-of-agency-using-a-metaphorical-approach"/></text:h>
      <text:p text:style-name="First_20_paragraph">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3" text:outline-level="3"><text:bookmark-start text:name="justifying-the-use-of-metaphors-in-these-findings"/>Justifying the use of Metaphors in these FINDINGS<text:bookmark-end text:name="justifying-the-use-of-metaphors-in-these-findings"/></text:h>
      <text:p text:style-name="First_20_paragraph">A mixed readership for this research is hoped for as relevant to pracitioners and some of the break down of agency is quite academic in tone and potentialy opaque.</text:p>
      <text:p text:style-name="Text_20_body">There is a good tradition of metaphors in this space with Papert’s low thresholds, high ceilings and wide walls concept. INSERT IN LR, PERHAPS IN TRANSITION FROM MICROWORLDS TO SCRATCH AND DESIGN BUILD TEST GAME MAKING.</text:p>
      <text:p text:style-name="Text_20_body">Metaphors are another vehicle to explore concepts, and different means of representation are a valid from of inclusive communication [UDL link]</text:p>
      <text:h text:style-name="Heading_20_3" text:outline-level="3"><text:bookmark-start text:name="the-use-of-concepts-of-mediation-and-dual-stimulation-in-this-exploration-of-the-development-of-agency"/>The use of concepts of mediation and dual stimulation in this exploration of the development of agency<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properties&quot;:{&quot;formattedCitation&quot;:&quot;[@matusov_mapping_2016]&quot;,&quot;noteIndex&quot;:0},&quot;citationID&quot;:&quot;gbqfqnzh&quot;,&quot;citationItems&quot;:[{&quot;uris&quot;:[&quot;http://zotero.org/users/1913249/items/ZU33LZ9E&quot;],&quot;prefix&quot;:&quot;&quot;,&quot;uri&quot;:[&quot;http://zotero.org/users/1913249/items/ZU33LZ9E&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volume&quot;:&quot;50&quot;,&quot;issue&quot;:&quot;3&quot;,&quot;id&quot;:&quot;matusov_mapping_2016&quot;,&quot;language&quot;:&quot;en&quot;,&quot;issued&quot;:{&quot;date-parts&quot;:[[&quot;2016&quot;,9,1]]},&quot;citation-key&quot;:&quot;matusov_mapping_2016&quot;,&quot;container-title&quot;:&quot;Integrative Psychological and Behavioral Science&quot;,&quot;DOI&quot;:&quot;10.1007/s12124-015-9336-0&quot;,&quot;URL&quot;:&quot;https://doi.org/10.1007/s12124-015-9336-0&quot;,&quot;type&quot;:&quot;article-journal&quot;,&quot;accessed&quot;:{&quot;date-parts&quot;:[[&quot;2023&quot;,6,19]]},&quot;ISSN&quot;:&quot;1936-3567&quot;,&quot;author&quot;:[{&quot;family&quot;:&quot;Matusov&quot;,&quot;given&quot;:&quot;Eugene&quot;},{&quot;given&quot;:&quot;Katherine&quot;,&quot;non-dropping-particle&quot;:&quot;von&quot;,&quot;family&quot;:&quot;Duyke&quot;},{&quot;family&quot;:&quot;Kayumova&quot;,&quot;given&quot;:&quot;Shakhnoza&quot;}],&quot;title&quot;:&quot;Mapping Concepts of Agency in Educational Contexts&quot;,&quot;source&quot;:&quot;Springer Link&quot;,&quot;page&quot;:&quot;420-446&quot;},&quot;suffix&quot;:&quot;&quot;,&quot;id&quot;:8819}],&quot;schema&quot;:&quot;https://github.com/citation-style-language/schema/raw/master/csl-citation.json&quot;} RNDoscmpyliwl"/>&lt;Do Zotero Refresh: [@matusov_mapping_2016]&gt;<text:reference-mark-end text:name="ZOTERO_ITEM CSL_CITATION {&quot;properties&quot;:{&quot;formattedCitation&quot;:&quot;[@matusov_mapping_2016]&quot;,&quot;noteIndex&quot;:0},&quot;citationID&quot;:&quot;gbqfqnzh&quot;,&quot;citationItems&quot;:[{&quot;uris&quot;:[&quot;http://zotero.org/users/1913249/items/ZU33LZ9E&quot;],&quot;prefix&quot;:&quot;&quot;,&quot;uri&quot;:[&quot;http://zotero.org/users/1913249/items/ZU33LZ9E&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volume&quot;:&quot;50&quot;,&quot;issue&quot;:&quot;3&quot;,&quot;id&quot;:&quot;matusov_mapping_2016&quot;,&quot;language&quot;:&quot;en&quot;,&quot;issued&quot;:{&quot;date-parts&quot;:[[&quot;2016&quot;,9,1]]},&quot;citation-key&quot;:&quot;matusov_mapping_2016&quot;,&quot;container-title&quot;:&quot;Integrative Psychological and Behavioral Science&quot;,&quot;DOI&quot;:&quot;10.1007/s12124-015-9336-0&quot;,&quot;URL&quot;:&quot;https://doi.org/10.1007/s12124-015-9336-0&quot;,&quot;type&quot;:&quot;article-journal&quot;,&quot;accessed&quot;:{&quot;date-parts&quot;:[[&quot;2023&quot;,6,19]]},&quot;ISSN&quot;:&quot;1936-3567&quot;,&quot;author&quot;:[{&quot;family&quot;:&quot;Matusov&quot;,&quot;given&quot;:&quot;Eugene&quot;},{&quot;given&quot;:&quot;Katherine&quot;,&quot;non-dropping-particle&quot;:&quot;von&quot;,&quot;family&quot;:&quot;Duyke&quot;},{&quot;family&quot;:&quot;Kayumova&quot;,&quot;given&quot;:&quot;Shakhnoza&quot;}],&quot;title&quot;:&quot;Mapping Concepts of Agency in Educational Contexts&quot;,&quot;source&quot;:&quot;Springer Link&quot;,&quot;page&quot;:&quot;420-446&quot;},&quot;suffix&quot;:&quot;&quot;,&quot;id&quot;:8819}],&quot;schema&quot;:&quot;https://github.com/citation-style-language/schema/raw/master/csl-citation.json&quot;} RNDoscmpyliwl"/>. (See methodology chapter).</text:p>
      <text:p text:style-name="Text_20_body">This section explores these conceptions using the core AT concepts of mediation and dual stimulation explored in Chapter 3 to illuminate pedagogical development related to the interaction of designed and emergent tools and processes, shedding light on dimensions of participant agency.</text:p>
      <text:p text:style-name="Text_20_body">To summarise similarities and distinctions between mediation and double stimulation we can say X &amp; Y.</text:p>
      <text:p text:style-name="Text_20_body">SHIFT SOME OF THE BELOW TO THE THEORETICAL FRAMEWORK CHAPTER.</text:p>
      <text:p text:style-name="Text_20_body">RECAP KEY ELEMENTS FROM CHAPTER 3. LIke:</text:p>
      <text:list text:style-name="L17">
        <text:list-item>
          <text:p text:style-name="P17">THE DIFFERENCE BETWEEN TOOLS AS MEDIATING TOOLS AND DOUBLE STIMULATION.</text:p>
        </text:list-item>
        <text:list-item>
          <text:p text:style-name="P17">primary and secondary tools / stimulation</text:p>
        </text:list-item>
        <text:list-item>
          <text:p text:style-name="P17">that there are many possible stimuli in a modern environment (find source )</text:p>
        </text:list-item>
      </text:list>
      <text:h text:style-name="Heading_20_3" text:outline-level="3"><text:bookmark-start text:name="affordances-as-points-on-a-climbing-wall-to-support-understandings-of-instrumental-agency"/>Affordances as points on a climbing wall to support understandings of instrumental agency<text:bookmark-end text:name="affordances-as-points-on-a-climbing-wall-to-support-understandings-of-instrument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properties&quot;:{&quot;formattedCitation&quot;:&quot;[@matusov_mapping_2016, p. 433]&quot;,&quot;noteIndex&quot;:0},&quot;citationID&quot;:&quot;aipvgrmm&quot;,&quot;citationItems&quot;:[{&quot;uris&quot;:[&quot;http://zotero.org/users/1913249/items/ZU33LZ9E&quot;],&quot;locator&quot;:&quot; 433&quot;,&quot;prefix&quot;:&quot;&quot;,&quot;uri&quot;:[&quot;http://zotero.org/users/1913249/items/ZU33LZ9E&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volume&quot;:&quot;50&quot;,&quot;issue&quot;:&quot;3&quot;,&quot;id&quot;:&quot;matusov_mapping_2016&quot;,&quot;language&quot;:&quot;en&quot;,&quot;issued&quot;:{&quot;date-parts&quot;:[[&quot;2016&quot;,9,1]]},&quot;citation-key&quot;:&quot;matusov_mapping_2016&quot;,&quot;container-title&quot;:&quot;Integrative Psychological and Behavioral Science&quot;,&quot;DOI&quot;:&quot;10.1007/s12124-015-9336-0&quot;,&quot;URL&quot;:&quot;https://doi.org/10.1007/s12124-015-9336-0&quot;,&quot;type&quot;:&quot;article-journal&quot;,&quot;accessed&quot;:{&quot;date-parts&quot;:[[&quot;2023&quot;,6,19]]},&quot;ISSN&quot;:&quot;1936-3567&quot;,&quot;author&quot;:[{&quot;family&quot;:&quot;Matusov&quot;,&quot;given&quot;:&quot;Eugene&quot;},{&quot;given&quot;:&quot;Katherine&quot;,&quot;non-dropping-particle&quot;:&quot;von&quot;,&quot;family&quot;:&quot;Duyke&quot;},{&quot;family&quot;:&quot;Kayumova&quot;,&quot;given&quot;:&quot;Shakhnoza&quot;}],&quot;title&quot;:&quot;Mapping Concepts of Agency in Educational Contexts&quot;,&quot;source&quot;:&quot;Springer Link&quot;,&quot;page&quot;:&quot;420-446&quot;},&quot;id&quot;:8819}],&quot;schema&quot;:&quot;https://github.com/citation-style-language/schema/raw/master/csl-citation.json&quot;} RNDhseqbksrqj"/>&lt;Do Zotero Refresh: [@matusov_mapping_2016, p. 433]&gt;<text:reference-mark-end text:name="ZOTERO_ITEM CSL_CITATION {&quot;properties&quot;:{&quot;formattedCitation&quot;:&quot;[@matusov_mapping_2016, p. 433]&quot;,&quot;noteIndex&quot;:0},&quot;citationID&quot;:&quot;aipvgrmm&quot;,&quot;citationItems&quot;:[{&quot;uris&quot;:[&quot;http://zotero.org/users/1913249/items/ZU33LZ9E&quot;],&quot;locator&quot;:&quot; 433&quot;,&quot;prefix&quot;:&quot;&quot;,&quot;uri&quot;:[&quot;http://zotero.org/users/1913249/items/ZU33LZ9E&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short&quot;:&quot;Integr. psych. behav.&quot;,&quot;volume&quot;:&quot;50&quot;,&quot;issue&quot;:&quot;3&quot;,&quot;id&quot;:&quot;matusov_mapping_2016&quot;,&quot;language&quot;:&quot;en&quot;,&quot;issued&quot;:{&quot;date-parts&quot;:[[&quot;2016&quot;,9,1]]},&quot;citation-key&quot;:&quot;matusov_mapping_2016&quot;,&quot;container-title&quot;:&quot;Integrative Psychological and Behavioral Science&quot;,&quot;DOI&quot;:&quot;10.1007/s12124-015-9336-0&quot;,&quot;URL&quot;:&quot;https://doi.org/10.1007/s12124-015-9336-0&quot;,&quot;type&quot;:&quot;article-journal&quot;,&quot;accessed&quot;:{&quot;date-parts&quot;:[[&quot;2023&quot;,6,19]]},&quot;ISSN&quot;:&quot;1936-3567&quot;,&quot;author&quot;:[{&quot;family&quot;:&quot;Matusov&quot;,&quot;given&quot;:&quot;Eugene&quot;},{&quot;given&quot;:&quot;Katherine&quot;,&quot;non-dropping-particle&quot;:&quot;von&quot;,&quot;family&quot;:&quot;Duyke&quot;},{&quot;family&quot;:&quot;Kayumova&quot;,&quot;given&quot;:&quot;Shakhnoza&quot;}],&quot;title&quot;:&quot;Mapping Concepts of Agency in Educational Contexts&quot;,&quot;source&quot;:&quot;Springer Link&quot;,&quot;page&quot;:&quot;420-446&quot;},&quot;id&quot;:8819}],&quot;schema&quot;:&quot;https://github.com/citation-style-language/schema/raw/master/csl-citation.json&quot;} RNDhseqbksrqj"/>. But may remove authroial or relational agency.</text:p>
      <text:p text:style-name="Text_20_body">As an example take the tensions surrounding authenticity of coding web development language, coding environment and documentation. my choice of curated collection of docs prevented friction and potential confusion if using real developer documents.</text:p>
      <text:p text:style-name="Text_20_body">In this design, participants aim for affordances as visible points.</text:p>
      <text:p text:style-name="Text_20_body">In the design above such points include: regular play-testing; the use of documentation; and highlighted variables and level structure in the quick start stage.</text:p>
      <text:p text:style-name="Text_20_body">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p text:style-name="Text_20_body">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p text:style-name="Text_20_body">LINK TO EXISTING WORK ON AFFORDENCES FROM SOCIAL CULTURAL PERSPECTIVE. LINK TO AT theory NARDI ON AFFORDENCES AND TECH FOR EXAMPLE AND ROUND UP THE CONSTRUCTIONIST UNDERSTANDING OF AFFORDANCES AND BLACK BOXING</text:p>
      <text:h text:style-name="Heading_20_3" text:outline-level="3"><text:bookmark-start text:name="discussion-on-agency-concerning-tools-and-resources-authenticity-in-particular"/>Discussion on agency concerning tools and resources (authenticity in particular)<text:bookmark-end text:name="discussion-on-agency-concerning-tools-and-resources-authenticity-in-particular"/></text:h>
      <text:p text:style-name="First_20_paragraph">MOVE MUCH OF THIS TO THE AFFORDENCES SECTION ABOVE IF SUITABLE - THEN MOVE SOME ELEMENTS OF DUAL STIMULATION TO THAT SECTION ON AFFORDENCES.</text:p>
      <text:p text:style-name="Text_20_body">Chapter 5 exposed the tensions that developed in the activity systems and subsequent evolution the tools used include code authoring environment, supporting resources of printed and digital format.</text:p>
      <text:p text:style-name="Text_20_body">This section analyse these tensions in more depth, CAN THIS JUST BE A SUMMARY OF PREVIOUS CHAPTERS QUICKLY EXPRESSED? TABLE? BEFORE MOVING INTO METAPHOR SECTION?</text:p>
      <text:p text:style-name="Text_20_body">In particular the intersection of authenticity in tool use and participant agency. DOES THIS HAPPEN? - IF SO WHERE</text:p>
      <text:p text:style-name="Text_20_body">WHERE IS THIS CLARIFIED? WHY IS IT IMPORTANT? While the affordances built into the code playground are valid secondary stimuli in initial in helping to seed initial activity, supporting documentation can be seen as a form of secondary stimulation more aligned to the process of building agency.</text:p>
      <text:p text:style-name="Text_20_body">DOES SOME OF THIS LIVE IN CHAPTER 5 IN THE DESIGN NARRATIVE?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 CHAPT 5</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 CH.5 a theme explored in more detail in chapter five Traditional, printed, instruction-based software manuals are in decline partly due online documentation but also due to the increased intuitive nature of their design <text:reference-mark-start text:name="ZOTERO_ITEM CSL_CITATION {&quot;properties&quot;:{&quot;formattedCitation&quot;:&quot;[@pogue_user_2017]&quot;,&quot;noteIndex&quot;:0},&quot;citationID&quot;:&quot;epqsitfx&quot;,&quot;citationItems&quot;:[{&quot;uris&quot;:[&quot;http://zotero.org/users/1913249/items/GNPB4GNI&quot;],&quot;prefix&quot;:&quot;&quot;,&quot;uri&quot;:[&quot;http://zotero.org/users/1913249/items/GNPB4GNI&quot;],&quot;itemData&quot;:{&quot;language&quot;:&quot;en&quot;,&quot;issued&quot;:{&quot;date-parts&quot;:[[&quot;2017&quot;,4,1]]},&quot;citation-key&quot;:&quot;pogue_user_2017&quot;,&quot;container-title&quot;:&quot;Scientific American&quot;,&quot;abstract&quot;:&quot;Google happened, and something important was lost&quot;,&quot;type&quot;:&quot;article-magazine&quot;,&quot;accessed&quot;:{&quot;date-parts&quot;:[[&quot;2024&quot;,1,19]]},&quot;author&quot;:[{&quot;family&quot;:&quot;Pogue&quot;,&quot;given&quot;:&quot;David&quot;}],&quot;title&quot;:&quot;User Manuals Are Mostly Gone--Which Is Both Good and Bad&quot;,&quot;URL&quot;:&quot;https://www.scientificamerican.com/article/user-manuals-are-mostly-gone-mdash-which-is-both-good-and-bad/&quot;,&quot;id&quot;:&quot;pogue_user_2017&quot;},&quot;suffix&quot;:&quot;&quot;,&quot;id&quot;:9233}],&quot;schema&quot;:&quot;https://github.com/citation-style-language/schema/raw/master/csl-citation.json&quot;} RNDrqgncgwrcc"/>&lt;Do Zotero Refresh: [@pogue_user_2017]&gt;<text:reference-mark-end text:name="ZOTERO_ITEM CSL_CITATION {&quot;properties&quot;:{&quot;formattedCitation&quot;:&quot;[@pogue_user_2017]&quot;,&quot;noteIndex&quot;:0},&quot;citationID&quot;:&quot;epqsitfx&quot;,&quot;citationItems&quot;:[{&quot;uris&quot;:[&quot;http://zotero.org/users/1913249/items/GNPB4GNI&quot;],&quot;prefix&quot;:&quot;&quot;,&quot;uri&quot;:[&quot;http://zotero.org/users/1913249/items/GNPB4GNI&quot;],&quot;itemData&quot;:{&quot;language&quot;:&quot;en&quot;,&quot;issued&quot;:{&quot;date-parts&quot;:[[&quot;2017&quot;,4,1]]},&quot;citation-key&quot;:&quot;pogue_user_2017&quot;,&quot;container-title&quot;:&quot;Scientific American&quot;,&quot;abstract&quot;:&quot;Google happened, and something important was lost&quot;,&quot;type&quot;:&quot;article-magazine&quot;,&quot;accessed&quot;:{&quot;date-parts&quot;:[[&quot;2024&quot;,1,19]]},&quot;author&quot;:[{&quot;family&quot;:&quot;Pogue&quot;,&quot;given&quot;:&quot;David&quot;}],&quot;title&quot;:&quot;User Manuals Are Mostly Gone--Which Is Both Good and Bad&quot;,&quot;URL&quot;:&quot;https://www.scientificamerican.com/article/user-manuals-are-mostly-gone-mdash-which-is-both-good-and-bad/&quot;,&quot;id&quot;:&quot;pogue_user_2017&quot;},&quot;suffix&quot;:&quot;&quot;,&quot;id&quot;:9233}],&quot;schema&quot;:&quot;https://github.com/citation-style-language/schema/raw/master/csl-citation.json&quot;} RNDrqgncgwrcc"/>. CH 5.</text:p>
      <text:p text:style-name="Text_20_body">This curated replication of authentic process of finding and incorporating code snippets into the starting template supported the development of skills used in professional coding communities.</text:p>
      <text:p text:style-name="Text_20_body">The careful alignment between navigational documentation and the participants driving objectives of the mid-level activity system of implementing a game element, also helped avoid mismatch between task and tools described above as mismatch between primary and secondary stimuli.</text:p>
      <text:p text:style-name="Text_20_body">The process aligns with the concept of just-in-time instruction.</text:p>
      <text:p text:style-name="Text_20_body">While the genesis of processes in P1 authorial agency, if repeated this process of careful alignment would represent instrumental agency. DROP?</text:p>
      <text:p text:style-name="Text_20_body">Other affordances of the design would encourage greater authorial (and relational agency), for example those designed to build user’s sense of belonging in the game making community.</text:p>
      <text:p text:style-name="Text_20_body">MOVE - NOT ALIGHED TO THIS SECTION - Integrate research on engendering authorial and transformative agency <text:reference-mark-start text:name="ZOTERO_ITEM CSL_CITATION {&quot;properties&quot;:{&quot;formattedCitation&quot;:&quot;[@engestrom2006development; @haapasaari_emergence_2016; @sannino_formative_2016]&quot;,&quot;noteIndex&quot;:0},&quot;citationID&quot;:&quot;joprhuhi&quot;,&quot;citationItems&quot;:[{&quot;uris&quot;:[&quot;http://zotero.org/users/1913249/items/UIKDSI5X&quot;],&quot;prefix&quot;:&quot;&quot;,&quot;uri&quot;:[&quot;http://zotero.org/users/1913249/items/UIKDSI5X&quot;],&quot;itemData&quot;:{&quot;issued&quot;:{&quot;date-parts&quot;:[[&quot;2006&quot;]]},&quot;citation-key&quot;:&quot;engestrom2006development&quot;,&quot;container-title&quot;:&quot;Building activity theory in practice: Toward the next generation&quot;,&quot;type&quot;:&quot;article-journal&quot;,&quot;volume&quot;:&quot;1&quot;,&quot;author&quot;:[{&quot;family&quot;:&quot;Engeström&quot;,&quot;given&quot;:&quot;Yrjö&quot;}],&quot;title&quot;:&quot;Development, movement and agency: Breaking away into mycorrhizae activities&quot;,&quot;page&quot;:&quot;1–43&quot;,&quot;id&quot;:&quot;engestrom2006development&quot;},&quot;suffix&quot;:&quot;&quot;,&quot;id&quot;:9119},{&quot;uris&quot;:[&quot;http://zotero.org/users/1913249/items/Q38UQIIH&quot;],&quot;prefix&quot;:&quot;&quot;,&quot;uri&quot;:[&quot;http://zotero.org/users/1913249/items/Q38UQIIH&quot;],&quot;itemData&quot;:{&quot;page&quot;:&quot;232-262&quot;,&quot;URL&quot;:&quot;https://doi.org/10.1080/13639080.2014.900168&quot;,&quot;issued&quot;:{&quot;date-parts&quot;:[[&quot;2016&quot;,2,17]]},&quot;citation-key&quot;:&quot;haapasaari_emergence_2016&quot;,&quot;source&quot;:&quot;Taylor and Francis+NEJM&quot;,&quot;container-title&quot;:&quot;Journal of Education and Work&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N&quot;:&quot;1363-9080&quot;,&quot;type&quot;:&quot;article-journal&quot;,&quot;volume&quot;:&quot;29&quot;,&quot;accessed&quot;:{&quot;date-parts&quot;:[[&quot;2019&quot;,7,3]]},&quot;DOI&quot;:&quot;10.1080/13639080.2014.900168&quot;,&quot;author&quot;:[{&quot;family&quot;:&quot;Haapasaari&quot;,&quot;given&quot;:&quot;Arja&quot;},{&quot;family&quot;:&quot;Engeström&quot;,&quot;given&quot;:&quot;Yrjö&quot;},{&quot;family&quot;:&quot;Kerosuo&quot;,&quot;given&quot;:&quot;Hannele&quot;}],&quot;title&quot;:&quot;The emergence of learners’ transformative agency in a Change Laboratory intervention&quot;,&quot;issue&quot;:&quot;2&quot;,&quot;id&quot;:&quot;haapasaari_emergence_2016&quot;},&quot;suffix&quot;:&quot;&quot;,&quot;id&quot;:3370},{&quot;uris&quot;:[&quot;http://zotero.org/users/1913249/items/TB35W5A6&quot;],&quot;prefix&quot;:&quot;&quot;,&quot;uri&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volume&quot;:&quot;25&quot;,&quot;issue&quot;:&quot;4&quot;,&quot;id&quot;:&quot;sannino_formative_2016&quot;,&quot;language&quot;:&quot;en&quot;,&quot;issued&quot;:{&quot;date-parts&quot;:[[&quot;2016&quot;,10]]},&quot;citation-key&quot;:&quot;sannino_formative_2016&quot;,&quot;container-title&quot;:&quot;Journal of the Learning Sciences&quot;,&quot;DOI&quot;:&quot;10.1080/10508406.2016.1204547&quot;,&quot;URL&quot;:&quot;https://www.tandfonline.com/doi/full/10.1080/10508406.2016.1204547&quot;,&quot;accessed&quot;:{&quot;date-parts&quot;:[[&quot;2019&quot;,3,21]]},&quot;source&quot;:&quot;Crossref&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page&quot;:&quot;599-633&quot;},&quot;suffix&quot;:&quot;&quot;,&quot;id&quot;:3015}],&quot;schema&quot;:&quot;https://github.com/citation-style-language/schema/raw/master/csl-citation.json&quot;} RNDezavielyxt"/>&lt;Do Zotero Refresh: [@engestrom2006development; @haapasaari_emergence_2016; @sannino_formative_2016]&gt;<text:reference-mark-end text:name="ZOTERO_ITEM CSL_CITATION {&quot;properties&quot;:{&quot;formattedCitation&quot;:&quot;[@engestrom2006development; @haapasaari_emergence_2016; @sannino_formative_2016]&quot;,&quot;noteIndex&quot;:0},&quot;citationID&quot;:&quot;joprhuhi&quot;,&quot;citationItems&quot;:[{&quot;uris&quot;:[&quot;http://zotero.org/users/1913249/items/UIKDSI5X&quot;],&quot;prefix&quot;:&quot;&quot;,&quot;uri&quot;:[&quot;http://zotero.org/users/1913249/items/UIKDSI5X&quot;],&quot;itemData&quot;:{&quot;issued&quot;:{&quot;date-parts&quot;:[[&quot;2006&quot;]]},&quot;citation-key&quot;:&quot;engestrom2006development&quot;,&quot;container-title&quot;:&quot;Building activity theory in practice: Toward the next generation&quot;,&quot;type&quot;:&quot;article-journal&quot;,&quot;volume&quot;:&quot;1&quot;,&quot;author&quot;:[{&quot;family&quot;:&quot;Engeström&quot;,&quot;given&quot;:&quot;Yrjö&quot;}],&quot;title&quot;:&quot;Development, movement and agency: Breaking away into mycorrhizae activities&quot;,&quot;page&quot;:&quot;1–43&quot;,&quot;id&quot;:&quot;engestrom2006development&quot;},&quot;suffix&quot;:&quot;&quot;,&quot;id&quot;:9119},{&quot;uris&quot;:[&quot;http://zotero.org/users/1913249/items/Q38UQIIH&quot;],&quot;prefix&quot;:&quot;&quot;,&quot;uri&quot;:[&quot;http://zotero.org/users/1913249/items/Q38UQIIH&quot;],&quot;itemData&quot;:{&quot;page&quot;:&quot;232-262&quot;,&quot;URL&quot;:&quot;https://doi.org/10.1080/13639080.2014.900168&quot;,&quot;issued&quot;:{&quot;date-parts&quot;:[[&quot;2016&quot;,2,17]]},&quot;citation-key&quot;:&quot;haapasaari_emergence_2016&quot;,&quot;source&quot;:&quot;Taylor and Francis+NEJM&quot;,&quot;container-title&quot;:&quot;Journal of Education and Work&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ISSN&quot;:&quot;1363-9080&quot;,&quot;type&quot;:&quot;article-journal&quot;,&quot;volume&quot;:&quot;29&quot;,&quot;accessed&quot;:{&quot;date-parts&quot;:[[&quot;2019&quot;,7,3]]},&quot;DOI&quot;:&quot;10.1080/13639080.2014.900168&quot;,&quot;author&quot;:[{&quot;family&quot;:&quot;Haapasaari&quot;,&quot;given&quot;:&quot;Arja&quot;},{&quot;family&quot;:&quot;Engeström&quot;,&quot;given&quot;:&quot;Yrjö&quot;},{&quot;family&quot;:&quot;Kerosuo&quot;,&quot;given&quot;:&quot;Hannele&quot;}],&quot;title&quot;:&quot;The emergence of learners’ transformative agency in a Change Laboratory intervention&quot;,&quot;issue&quot;:&quot;2&quot;,&quot;id&quot;:&quot;haapasaari_emergence_2016&quot;},&quot;suffix&quot;:&quot;&quot;,&quot;id&quot;:3370},{&quot;uris&quot;:[&quot;http://zotero.org/users/1913249/items/TB35W5A6&quot;],&quot;prefix&quot;:&quot;&quot;,&quot;uri&quot;:[&quot;http://zotero.org/users/1913249/items/TB35W5A6&quot;],&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ype&quot;:&quot;article-journal&quot;,&quot;volume&quot;:&quot;25&quot;,&quot;issue&quot;:&quot;4&quot;,&quot;id&quot;:&quot;sannino_formative_2016&quot;,&quot;language&quot;:&quot;en&quot;,&quot;issued&quot;:{&quot;date-parts&quot;:[[&quot;2016&quot;,10]]},&quot;citation-key&quot;:&quot;sannino_formative_2016&quot;,&quot;container-title&quot;:&quot;Journal of the Learning Sciences&quot;,&quot;DOI&quot;:&quot;10.1080/10508406.2016.1204547&quot;,&quot;URL&quot;:&quot;https://www.tandfonline.com/doi/full/10.1080/10508406.2016.1204547&quot;,&quot;accessed&quot;:{&quot;date-parts&quot;:[[&quot;2019&quot;,3,21]]},&quot;source&quot;:&quot;Crossref&quot;,&quot;author&quot;:[{&quot;family&quot;:&quot;Sannino&quot;,&quot;given&quot;:&quot;Annalisa&quot;},{&quot;family&quot;:&quot;Engeström&quot;,&quot;given&quot;:&quot;Yrjö&quot;},{&quot;family&quot;:&quot;Lemos&quot;,&quot;given&quot;:&quot;Monica&quot;}],&quot;title&quot;:&quot;Formative Interventions for Expansive Learning and Transformative Agency&quot;,&quot;ISSN&quot;:&quot;1050-8406, 1532-7809&quot;,&quot;page&quot;:&quot;599-633&quot;},&quot;suffix&quot;:&quot;&quot;,&quot;id&quot;:3015}],&quot;schema&quot;:&quot;https://github.com/citation-style-language/schema/raw/master/csl-citation.json&quot;} RNDezavielyxt"/>.</text:p>
      <text:h text:style-name="Heading_20_3" text:outline-level="3"><text:bookmark-start text:name="playgrounds-and-sheltered-harbours-as-a-way-to-explore-conceptions-of-relational-agency---integrate-my-findings"/>Playgrounds and sheltered harbours as a way to explore conceptions of relational agency - INTEGRATE MY FINDINGS<text:bookmark-end text:name="playgrounds-and-sheltered-harbours-as-a-way-to-explore-conceptions-of-relational-agency---integrate-my-finding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properties&quot;:{&quot;formattedCitation&quot;:&quot;[@hagge_coding_2018]&quot;,&quot;noteIndex&quot;:0},&quot;citationID&quot;:&quot;sdrjuyxw&quot;,&quot;citationItems&quot;:[{&quot;uris&quot;:[&quot;http://zotero.org/users/1913249/items/YFNF7DZG&quot;],&quot;prefix&quot;:&quot;&quot;,&quot;uri&quot;:[&quot;http://zotero.org/users/1913249/items/YFNF7DZG&quot;],&quot;itemData&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short&quot;:&quot;Tech Know Learn&quot;,&quot;volume&quot;:&quot;23&quot;,&quot;title-short&quot;:&quot;Coding to Create&quot;,&quot;issue&quot;:&quot;2&quot;,&quot;id&quot;:&quot;hagge_coding_2018&quot;,&quot;language&quot;:&quot;en&quot;,&quot;issued&quot;:{&quot;date-parts&quot;:[[&quot;2018&quot;,7,1]]},&quot;citation-key&quot;:&quot;hagge_coding_2018&quot;,&quot;container-title&quot;:&quot;Technology, Knowledge and Learning&quot;,&quot;DOI&quot;:&quot;10.1007/s10758-018-9359-y&quot;,&quot;URL&quot;:&quot;https://doi.org/10.1007/s10758-018-9359-y&quot;,&quot;type&quot;:&quot;article-journal&quot;,&quot;accessed&quot;:{&quot;date-parts&quot;:[[&quot;2023&quot;,6,26]]},&quot;ISSN&quot;:&quot;2211-1670&quot;,&quot;author&quot;:[{&quot;family&quot;:&quot;Hagge&quot;,&quot;given&quot;:&quot;Julia&quot;}],&quot;title&quot;:&quot;Coding to Create: A Subtext of Decisions as Early Adolescents Design Digital Media&quot;,&quot;source&quot;:&quot;Springer Link&quot;,&quot;page&quot;:&quot;247-271&quot;},&quot;suffix&quot;:&quot;&quot;,&quot;id&quot;:8853}],&quot;schema&quot;:&quot;https://github.com/citation-style-language/schema/raw/master/csl-citation.json&quot;} RNDfuohxxwmoe"/>&lt;Do Zotero Refresh: [@hagge_coding_2018]&gt;<text:reference-mark-end text:name="ZOTERO_ITEM CSL_CITATION {&quot;properties&quot;:{&quot;formattedCitation&quot;:&quot;[@hagge_coding_2018]&quot;,&quot;noteIndex&quot;:0},&quot;citationID&quot;:&quot;sdrjuyxw&quot;,&quot;citationItems&quot;:[{&quot;uris&quot;:[&quot;http://zotero.org/users/1913249/items/YFNF7DZG&quot;],&quot;prefix&quot;:&quot;&quot;,&quot;uri&quot;:[&quot;http://zotero.org/users/1913249/items/YFNF7DZG&quot;],&quot;itemData&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short&quot;:&quot;Tech Know Learn&quot;,&quot;volume&quot;:&quot;23&quot;,&quot;title-short&quot;:&quot;Coding to Create&quot;,&quot;issue&quot;:&quot;2&quot;,&quot;id&quot;:&quot;hagge_coding_2018&quot;,&quot;language&quot;:&quot;en&quot;,&quot;issued&quot;:{&quot;date-parts&quot;:[[&quot;2018&quot;,7,1]]},&quot;citation-key&quot;:&quot;hagge_coding_2018&quot;,&quot;container-title&quot;:&quot;Technology, Knowledge and Learning&quot;,&quot;DOI&quot;:&quot;10.1007/s10758-018-9359-y&quot;,&quot;URL&quot;:&quot;https://doi.org/10.1007/s10758-018-9359-y&quot;,&quot;type&quot;:&quot;article-journal&quot;,&quot;accessed&quot;:{&quot;date-parts&quot;:[[&quot;2023&quot;,6,26]]},&quot;ISSN&quot;:&quot;2211-1670&quot;,&quot;author&quot;:[{&quot;family&quot;:&quot;Hagge&quot;,&quot;given&quot;:&quot;Julia&quot;}],&quot;title&quot;:&quot;Coding to Create: A Subtext of Decisions as Early Adolescents Design Digital Media&quot;,&quot;source&quot;:&quot;Springer Link&quot;,&quot;page&quot;:&quot;247-271&quot;},&quot;suffix&quot;:&quot;&quot;,&quot;id&quot;:8853}],&quot;schema&quot;:&quot;https://github.com/citation-style-language/schema/raw/master/csl-citation.json&quot;} RNDfuohxxwmoe"/>. Thus to make one addition to the metaphor this design is like a sea-harbour, tools like Scratch are like a swimming pool.</text:p>
      <text:h text:style-name="Heading_20_4" text:outline-level="4"><text:bookmark-start text:name="how-to-seed-relational-practices-in-the-community-garden-of-the-program-growing-gardening-metaphors"/>How to seed relational practices in the community garden of the program / Growing / Gardening metaphors<text:bookmark-end text:name="how-to-seed-relational-practices-in-the-community-garden-of-the-program-growing-gardening-metaphors"/></text:h>
      <text:p text:style-name="First_20_paragraph">We can substitute the metaphor of playground/ harbour with that of a walled garden.</text:p>
      <text:p text:style-name="Text_20_body">The title to this chapter is <text:span text:style-name="T3">Seeding and Nurturing Game Making Communities to Facilitate Learner Agency</text:span>. It could be extended to <text:span text:style-name="T3">Rewilding</text:span> metaphor to reflect the importance of leaving learners to evolve their own processes as a form of authorial and transformational agency, albeit within the forms of pedagogical walled gardens.</text:p>
      <text:h text:style-name="Heading_20_5" text:outline-level="5"><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Learner agency in the form of choice over the chosen activity is present not only in the dimensions of the difficulty and theme of the game features they wished to add, but also in their approach to undertaking it.</text:p>
      <text:p text:style-name="Text_20_body">MOVE SOMEWHERE? DIVISION OF LABOUR -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It is of value to examine specialisation can be seen through the lens of double stimulation. The choice to specialise, marks a form of transformative agency. Participants craft for themselves a specialist status which becomes shared and celebrated by the group.</text:p>
      <text:h text:style-name="Heading_20_4" text:outline-level="4"><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Text_20_body">MOVE to RECOMMENDATIONS? The concepts of affective space and magic circle as a way to encourage participants to improvise from a starting structure are of value to provide guidance to practitioners in the domain of informal digital design.</text:p>
      <text:h text:style-name="Heading_20_3" text:outline-level="3"><text:bookmark-start text:name="exploring-transformative-agency-using-the-metaphor-of-kedging-anchors"/>Exploring transformative agency using the metaphor of Kedging anchors<text:bookmark-end text:name="exploring-transformative-agency-using-the-metaphor-of-kedging-anchors"/></text:h>
      <text:p text:style-name="First_20_paragraph">Some sythethis on findings on transformative agency here, in particular in P1.</text:p>
      <text:h text:style-name="Heading_20_4" text:outline-level="4"><text:bookmark-start text:name="kedging-anchor-metaphor"/>Kedging anchor metaphor<text:bookmark-end text:name="kedging-anchor-metaphor"/></text:h>
      <text:p text:style-name="First_20_paragraph">As outlined in chapter 3, Sannino explains TADS using a metaphor of a using a kedging anchors.</text:p>
      <text:p text:style-name="Text_20_body">The following section integrates affordance theory into a metaphor to encompass concerns of a more structured learning design.</text:p>
      <text:h text:style-name="Heading_20_2" text:outline-level="2"><text:bookmark-start text:name="synthesis-section"/>Synthesis Section<text:bookmark-end text:name="synthesis-section"/></text:h>
      <text:p text:style-name="First_20_paragraph">INTRO SIGNPOSTING Here</text:p>
      <text:h text:style-name="Heading_20_3" text:outline-level="3"><text:bookmark-start text:name="synthesis---how-different-forms-of-agency-are-developed-and-transform-over-iterations-of-this-game-making-programme"/>SYNTHESIS - How different forms of agency are developed and transform over iterations of this game making programme<text:bookmark-end text:name="synthesis---how-different-forms-of-agency-are-developed-and-transform-over-iterations-of-this-game-making-programme"/></text:h>
      <text:h text:style-name="Heading_20_5" text:outline-level="5"><text:bookmark-start text:name="linking-to-anchors-to-affordences"/>LINKING TO ANCHORS TO AFFORDENCES<text:bookmark-end text:name="linking-to-anchors-to-affordences"/></text:h>
      <text:p text:style-name="First_20_paragraph">Thus affordances in the learning design can be viewed in this frame as a catching point for these anchors <text:reference-mark-start text:name="ZOTERO_ITEM CSL_CITATION {&quot;properties&quot;:{&quot;formattedCitation&quot;:&quot;[@hopwood_agency_2022]&quot;,&quot;noteIndex&quot;:0},&quot;citationID&quot;:&quot;hwmmwmhe&quot;,&quot;citationItems&quot;:[{&quot;uris&quot;:[&quot;http://zotero.org/users/1913249/items/RZ2E7GK8&quot;],&quot;prefix&quot;:&quot;&quot;,&quot;uri&quot;:[&quot;http://zotero.org/users/1913249/items/RZ2E7GK8&quot;],&quot;itemData&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volume&quot;:&quot;29&quot;,&quot;title-short&quot;:&quot;Agency in cultural-historical activity theory&quot;,&quot;issue&quot;:&quot;2&quot;,&quot;id&quot;:&quot;hopwood_agency_2022&quot;,&quot;issued&quot;:{&quot;date-parts&quot;:[[&quot;2022&quot;,4,3]]},&quot;citation-key&quot;:&quot;hopwood_agency_2022&quot;,&quot;container-title&quot;:&quot;Mind, Culture, and Activity&quot;,&quot;DOI&quot;:&quot;10.1080/10749039.2022.2092151&quot;,&quot;URL&quot;:&quot;https://doi.org/10.1080/10749039.2022.2092151&quot;,&quot;accessed&quot;:{&quot;date-parts&quot;:[[&quot;2023&quot;,2,22]]},&quot;ISSN&quot;:&quot;1074-9039&quot;,&quot;author&quot;:[{&quot;family&quot;:&quot;Hopwood&quot;,&quot;given&quot;:&quot;Nick&quot;}],&quot;title&quot;:&quot;Agency in cultural-historical activity theory: strengthening commitment to social transformation&quot;,&quot;source&quot;:&quot;Taylor and Francis+NEJM&quot;,&quot;page&quot;:&quot;108-122&quot;},&quot;suffix&quot;:&quot;&quot;,&quot;id&quot;:3717}],&quot;schema&quot;:&quot;https://github.com/citation-style-language/schema/raw/master/csl-citation.json&quot;} RNDrsdpmvsefm"/>&lt;Do Zotero Refresh: [@hopwood_agency_2022]&gt;<text:reference-mark-end text:name="ZOTERO_ITEM CSL_CITATION {&quot;properties&quot;:{&quot;formattedCitation&quot;:&quot;[@hopwood_agency_2022]&quot;,&quot;noteIndex&quot;:0},&quot;citationID&quot;:&quot;hwmmwmhe&quot;,&quot;citationItems&quot;:[{&quot;uris&quot;:[&quot;http://zotero.org/users/1913249/items/RZ2E7GK8&quot;],&quot;prefix&quot;:&quot;&quot;,&quot;uri&quot;:[&quot;http://zotero.org/users/1913249/items/RZ2E7GK8&quot;],&quot;itemData&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type&quot;:&quot;article-journal&quot;,&quot;volume&quot;:&quot;29&quot;,&quot;title-short&quot;:&quot;Agency in cultural-historical activity theory&quot;,&quot;issue&quot;:&quot;2&quot;,&quot;id&quot;:&quot;hopwood_agency_2022&quot;,&quot;issued&quot;:{&quot;date-parts&quot;:[[&quot;2022&quot;,4,3]]},&quot;citation-key&quot;:&quot;hopwood_agency_2022&quot;,&quot;container-title&quot;:&quot;Mind, Culture, and Activity&quot;,&quot;DOI&quot;:&quot;10.1080/10749039.2022.2092151&quot;,&quot;URL&quot;:&quot;https://doi.org/10.1080/10749039.2022.2092151&quot;,&quot;accessed&quot;:{&quot;date-parts&quot;:[[&quot;2023&quot;,2,22]]},&quot;ISSN&quot;:&quot;1074-9039&quot;,&quot;author&quot;:[{&quot;family&quot;:&quot;Hopwood&quot;,&quot;given&quot;:&quot;Nick&quot;}],&quot;title&quot;:&quot;Agency in cultural-historical activity theory: strengthening commitment to social transformation&quot;,&quot;source&quot;:&quot;Taylor and Francis+NEJM&quot;,&quot;page&quot;:&quot;108-122&quot;},&quot;suffix&quot;:&quot;&quot;,&quot;id&quot;:3717}],&quot;schema&quot;:&quot;https://github.com/citation-style-language/schema/raw/master/csl-citation.json&quot;} RNDrsdpmvsefm"/>. An effective learning environment provides a sea bed with many rocks (affordances) for warping anchors (volitional acts of participant agency to transform learning) <text:reference-mark-start text:name="ZOTERO_ITEM CSL_CITATION {&quot;properties&quot;:{&quot;formattedCitation&quot;:&quot;[@aagaard_teacher_2022]&quot;,&quot;noteIndex&quot;:0},&quot;citationID&quot;:&quot;ddjiyxqv&quot;,&quot;citationItems&quot;:[{&quot;uris&quot;:[&quot;http://zotero.org/users/1913249/items/GEDPYN8B&quot;],&quot;prefix&quot;:&quot;&quot;,&quot;uri&quot;:[&quot;http://zotero.org/users/1913249/items/GEDPYN8B&quot;],&quot;itemData&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short&quot;:&quot;NJDL&quot;,&quot;volume&quot;:&quot;17&quot;,&quot;title-short&quot;:&quot;Teacher educator in a digital age&quot;,&quot;issue&quot;:&quot;1&quot;,&quot;id&quot;:&quot;aagaard_teacher_2022&quot;,&quot;language&quot;:&quot;en&quot;,&quot;issued&quot;:{&quot;date-parts&quot;:[[&quot;2022&quot;,4,5]]},&quot;citation-key&quot;:&quot;aagaard_teacher_2022&quot;,&quot;container-title&quot;:&quot;Nordic Journal of Digital Literacy&quot;,&quot;DOI&quot;:&quot;10.18261/njdl.17.1.3&quot;,&quot;URL&quot;:&quot;http://www.idunn.no/doi/10.18261/njdl.17.1.3&quot;,&quot;type&quot;:&quot;article-journal&quot;,&quot;accessed&quot;:{&quot;date-parts&quot;:[[&quot;2023&quot;,6,19]]},&quot;ISSN&quot;:&quot;0809-6724, 1891-943X&quot;,&quot;author&quot;:[{&quot;family&quot;:&quot;Aagaard&quot;,&quot;given&quot;:&quot;Toril&quot;},{&quot;family&quot;:&quot;Bueie&quot;,&quot;given&quot;:&quot;Agnete&quot;},{&quot;family&quot;:&quot;Hjukse&quot;,&quot;given&quot;:&quot;Hjørdis&quot;}],&quot;title&quot;:&quot;Teacher educator in a digital age: A study of transformative agency&quot;,&quot;source&quot;:&quot;DOI.org (Crossref)&quot;,&quot;page&quot;:&quot;31-45&quot;},&quot;suffix&quot;:&quot;&quot;,&quot;id&quot;:8791}],&quot;schema&quot;:&quot;https://github.com/citation-style-language/schema/raw/master/csl-citation.json&quot;} RNDvmikrpgdbc"/>&lt;Do Zotero Refresh: [@aagaard_teacher_2022]&gt;<text:reference-mark-end text:name="ZOTERO_ITEM CSL_CITATION {&quot;properties&quot;:{&quot;formattedCitation&quot;:&quot;[@aagaard_teacher_2022]&quot;,&quot;noteIndex&quot;:0},&quot;citationID&quot;:&quot;ddjiyxqv&quot;,&quot;citationItems&quot;:[{&quot;uris&quot;:[&quot;http://zotero.org/users/1913249/items/GEDPYN8B&quot;],&quot;prefix&quot;:&quot;&quot;,&quot;uri&quot;:[&quot;http://zotero.org/users/1913249/items/GEDPYN8B&quot;],&quot;itemData&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short&quot;:&quot;NJDL&quot;,&quot;volume&quot;:&quot;17&quot;,&quot;title-short&quot;:&quot;Teacher educator in a digital age&quot;,&quot;issue&quot;:&quot;1&quot;,&quot;id&quot;:&quot;aagaard_teacher_2022&quot;,&quot;language&quot;:&quot;en&quot;,&quot;issued&quot;:{&quot;date-parts&quot;:[[&quot;2022&quot;,4,5]]},&quot;citation-key&quot;:&quot;aagaard_teacher_2022&quot;,&quot;container-title&quot;:&quot;Nordic Journal of Digital Literacy&quot;,&quot;DOI&quot;:&quot;10.18261/njdl.17.1.3&quot;,&quot;URL&quot;:&quot;http://www.idunn.no/doi/10.18261/njdl.17.1.3&quot;,&quot;type&quot;:&quot;article-journal&quot;,&quot;accessed&quot;:{&quot;date-parts&quot;:[[&quot;2023&quot;,6,19]]},&quot;ISSN&quot;:&quot;0809-6724, 1891-943X&quot;,&quot;author&quot;:[{&quot;family&quot;:&quot;Aagaard&quot;,&quot;given&quot;:&quot;Toril&quot;},{&quot;family&quot;:&quot;Bueie&quot;,&quot;given&quot;:&quot;Agnete&quot;},{&quot;family&quot;:&quot;Hjukse&quot;,&quot;given&quot;:&quot;Hjørdis&quot;}],&quot;title&quot;:&quot;Teacher educator in a digital age: A study of transformative agency&quot;,&quot;source&quot;:&quot;DOI.org (Crossref)&quot;,&quot;page&quot;:&quot;31-45&quot;},&quot;suffix&quot;:&quot;&quot;,&quot;id&quot;:8791}],&quot;schema&quot;:&quot;https://github.com/citation-style-language/schema/raw/master/csl-citation.json&quot;} RNDvmikrpgdbc"/>. 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h text:style-name="Heading_20_4" text:outline-level="4"><text:bookmark-start text:name="proposal-on-shifting-forms-of-agency."/>Proposal on shifting forms of agency.<text:bookmark-end text:name="proposal-on-shifting-forms-of-agency."/></text:h>
      <text:p text:style-name="First_20_paragraph">Initial blocks are solved by heroic transformative agency of parents, children and facilitator.</text:p>
      <text:p text:style-name="Text_20_body">Then patterns and tools become established in the community, and agency shifts to be less authorial and more instrumental and relational.</text:p>
      <text:p text:style-name="Text_20_body">A question arises, is it less valueable in later iterations? Different stokes probably.</text:p>
      <text:h text:style-name="Heading_20_5" text:outline-level="5"><text:bookmark-start text:name="an-emerging-question---is-nurturing-agency-by-creating-space-for-emergent-practices-sustainable-for-ongoing-iterations-how-much-of-the-learnign-design-canshould-be-transferred-to-other-settings."/>AN EMERGING QUESTION - Is nurturing agency by creating space for emergent practices sustainable for ongoing iterations? How much of the learnign design can/should be transferred to other settings.<text:bookmark-end text:name="an-emerging-question---is-nurturing-agency-by-creating-space-for-emergent-practices-sustainable-for-ongoing-iterations-how-much-of-the-learnign-design-canshould-be-transferred-to-other-settings."/></text:h>
      <text:p text:style-name="First_20_paragraph">Is it a negative thinkg that later participants have less opportunity for transformative agency?</text:p>
      <text:p text:style-name="Text_20_body">Also - A personal refection while I love this aspect, but others can find it stressful. Different strokes.</text:p>
      <text:p text:style-name="Text_20_body">INTEGRATE SOME OF THIS INTO THE SECTIONS OR THE DISCUSSION ABOVE ON HARBOURS.</text:p>
      <text:p text:style-name="Text_20_body">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o retain this potential for transformation it may be advantageous to keep some key areas of the learning design should be more open in structure to encourage the emergence of participant responses and novel practices.</text:p>
      <text:h text:style-name="Heading_20_5" text:outline-level="5"><text:bookmark-start text:name="recommendations-for-transfer-to-other-settings-with-different-requirements"/>Recommendations for transfer to other settings with different requirements<text:bookmark-end text:name="recommendations-for-transfer-to-other-settings-with-different-requirements"/></text:h>
      <text:p text:style-name="First_20_paragraph">Other research (5D in particular ) suggests that different ideocultures would emerge given the different contextual settings or requirements. Other settings may suit the introduction of other side missions and guiding narratives based on different motivations of the participants and the settings in which the programme was being run.</text:p>
      <text:p text:style-name="Text_20_body">Thus, this research does not suggest the learning design is adopted wholesale, instead proposes the following division for future work</text:p>
      <text:p text:style-name="Text_20_body"><text:span text:style-name="T2">Keep / Start with</text:span></text:p>
      <text:list text:style-name="L18">
        <text:list-item>
          <text:p text:style-name="P18">Template of a game with a distinct and recognisable form &amp; realistic<text:line-break/></text:p>
        </text:list-item>
        <text:list-item>
          <text:p text:style-name="P18">GDPs used as a germ cell for following step wise activities</text:p>
          <text:list text:style-name="L19">
            <text:list-item>
              <text:p text:style-name="P19">analysis of games</text:p>
            </text:list-item>
            <text:list-item>
              <text:p text:style-name="P19">quick changes to template</text:p>
            </text:list-item>
            <text:list-item>
              <text:p text:style-name="P19">menu of GDPs</text:p>
            </text:list-item>
          </text:list>
        </text:list-item>
      </text:list>
      <text:p text:style-name="First_20_paragraph"><text:span text:style-name="T2">Adapt as needed based on setting</text:span></text:p>
      <text:list text:style-name="L20">
        <text:list-item>
          <text:p text:style-name="P20">overarching narrative / driving motivation</text:p>
        </text:list-item>
        <text:list-item>
          <text:p text:style-name="P20">side missions, based on emerging patterns of behaviour or needs of setting</text:p>
        </text:list-item>
      </text:list>
      <text:h text:style-name="Heading_20_3" text:outline-level="3"><text:bookmark-start text:name="synthesis---the-interaction-of-flexible-deign-practices-the-collection-of-game-design-patterns-stepwise-scaffolding-of-learning-environments-and-new-understandings-of-agency."/>Synthesis - The interaction of flexible deign practices, the collection of Game Design Patterns, stepwise scaffolding of learning environments and new understandings of agency.<text:bookmark-end text:name="synthesis---the-interaction-of-flexible-deign-practices-the-collection-of-game-design-patterns-stepwise-scaffolding-of-learning-environments-and-new-understandings-of-agency."/></text:h>
      <text:p text:style-name="First_20_paragraph">SHOULD THIS GO FIRST IN SYTHESIS SECTION?</text:p>
      <text:p text:style-name="Text_20_body">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he nature of the framework provided by game play design patterns can be explored through the lens of agency</text:p>
      <text:list text:style-name="L21">
        <text:list-item>
          <text:p text:style-name="P21">GDPs as a germ cell, used in different step wise projects which build one upon the other as a flexible but supporting scaffold.</text:p>
        </text:list-item>
        <text:list-item>
          <text:p text:style-name="P21">It’s a balance between structure and choice</text:p>
        </text:list-item>
        <text:list-item>
          <text:p text:style-name="P21">Menu facilitates a rhizomatic approach / within a structure</text:p>
        </text:list-item>
        <text:list-item>
          <text:p text:style-name="P21">How this can be framed using understandings of agency and metaphors if this is helpful.</text:p>
        </text:list-item>
        <text:list-item>
          <text:p text:style-name="P21">The role of authenticity. (is this too much?)</text:p>
        </text:list-item>
      </text:list>
      <text:p text:style-name="First_20_paragraph">There is choice - and interaction - contribution to the overall object.</text:p>
      <text:h text:style-name="Heading_20_4" text:outline-level="4"><text:bookmark-start text:name="returning-to-the-concept-of-computational-fluency-with-a-lens-of-agency"/>Returning to the concept of computational fluency with a lens of agency<text:bookmark-end text:name="returning-to-the-concept-of-computational-fluency-with-a-lens-of-agency"/></text:h>
      <text:p text:style-name="First_20_paragraph">IS THERE A NEED FOR A SIMILAR DISCUSSION IN GDP CHAPTER?</text:p>
      <text:p text:style-name="Text_20_body">The term computational fluency (compared to digital literacy or computational thinking) best reflect the focus on development of agency outlined in this research.</text:p>
      <text:p text:style-name="Text_20_body">It is of merit to return to existing dimension in existing research and suggest additional analyis based on this research.</text:p>
      <text:p text:style-name="Text_20_body">Participant voice and expression: scaffolded and restricted in this design but to help development of next factor Community participation: The use of playtesting, and other community factors explored in Ch.6 and 7. Technical skills: Less a focus here than in CT but still a requirement, the reduced focus allows a different means of appropriation of the skills and concepts through guided participation and cultural participation.</text:p>
      <text:p text:style-name="Text_20_body">I propose that the journey by particpants to develop computational fluency involves all three aspects of agency explored in this chapter.</text:p>
      <text:p text:style-name="Text_20_body">In term of a progression to transformative / athorial agency, it is of value to explore conceptions of authorial creativity (of an everyday variety) rather than the high bar of transformation of fundamental system elements.</text:p>
      <text:h text:style-name="Heading_20_2" text:outline-level="2"><text:bookmark-start text:name="conclusion"/>Conclusion<text:bookmark-end text:name="conclusion"/></text:h>
      <text:p text:style-name="First_20_paragraph">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text:span text:style-name="T2">While the potential to add graphics was a core affordence of the starting processes of the templated game, the process of designing and sharing and the peer commentary on the process emergered as the sessions evolved.</text:span></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22"><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23"><text:s text:c="1"/>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24">Molly: We’re finished. <text:s text:c="1"/>Right what’s next? Now I’m an expert pixel? Now I have to figure out how to get it in there, don’t I? Without losing it. I’ll be very upset.</text:p>
      <text:p text:style-name="P25">Sonia: Have you saved it?</text:p>
      <text:p text:style-name="P26">Molly: No I’ve not saved it.</text:p>
      <text:p text:style-name="P27">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properties&quot;:{&quot;formattedCitation&quot;:&quot;[@resnick_mothers_2012; @papert_mindstorms:_1980]&quot;,&quot;noteIndex&quot;:0},&quot;citationID&quot;:&quot;qjhiclyp&quot;,&quot;citationItems&quot;:[{&quot;uris&quot;:[&quot;http://zotero.org/users/1913249/items/IJJERKGX&quot;],&quot;prefix&quot;:&quot;&quot;,&quot;uri&quot;:[&quot;http://zotero.org/users/1913249/items/IJJERKGX&quot;],&quot;itemData&quot;:{&quot;issued&quot;:{&quot;date-parts&quot;:[[&quot;2012&quot;]]},&quot;citation-key&quot;:&quot;resnick_mothers_2012&quot;,&quot;container-title&quot;:&quot;Proceedings of the Constructionism 2012 conference. Athens, Greece&quot;,&quot;source&quot;:&quot;Google Scholar&quot;,&quot;type&quot;:&quot;paper-conference&quot;,&quot;accessed&quot;:{&quot;date-parts&quot;:[[&quot;2015&quot;,5,9]]},&quot;URL&quot;:&quot;http://web.media.mit.edu/~mres/papers/mothers-day-warrior-cats.pdf&quot;,&quot;author&quot;:[{&quot;family&quot;:&quot;Resnick&quot;,&quot;given&quot;:&quot;Mitchel&quot;}],&quot;title&quot;:&quot;Mother’s Day, Warrior Cats, and Digital Fluency: Stories from the Scratch Online Community&quot;,&quot;title-short&quot;:&quot;Mother’s Day, Warrior Cats, and Digital Fluency&quot;,&quot;id&quot;:&quot;resnick_mothers_2012&quot;},&quot;suffix&quot;:&quot;&quot;,&quot;id&quot;:1097},{&quot;uris&quot;:[&quot;http://zotero.org/users/1913249/items/FAVPGKNU&quot;],&quot;prefix&quot;:&quot;&quot;,&quot;uri&quot;:[&quot;http://zotero.org/users/1913249/items/FAVPGKNU&quot;],&quot;itemData&quot;:{&quot;number-of-pages&quot;:&quot;230&quot;,&quot;issued&quot;:{&quot;date-parts&quot;:[[&quot;1980&quot;]]},&quot;citation-key&quot;:&quot;papert_mindstorms:_1980&quot;,&quot;publisher&quot;:&quot;Basic Books&quot;,&quot;source&quot;:&quot;Library of Congress ISBN&quot;,&quot;title-short&quot;:&quot;Mindstorms&quot;,&quot;type&quot;:&quot;book&quot;,&quot;title&quot;:&quot;Mindstorms: children, computers, and powerful ideas&quot;,&quot;event-place&quot;:&quot;New York&quot;,&quot;ISBN&quot;:&quot;978-0-465-04627-0&quot;,&quot;author&quot;:[{&quot;family&quot;:&quot;Papert&quot;,&quot;given&quot;:&quot;Seymour&quot;}],&quot;call-number&quot;:&quot;QA20.C65 P36 1980&quot;,&quot;publisher-place&quot;:&quot;New York&quot;,&quot;id&quot;:&quot;papert_mindstorms:_1980&quot;},&quot;suffix&quot;:&quot;&quot;,&quot;id&quot;:1691}],&quot;schema&quot;:&quot;https://github.com/citation-style-language/schema/raw/master/csl-citation.json&quot;} RNDgrtmewqnfo"/>&lt;Do Zotero Refresh: [@resnick_mothers_2012; @papert_mindstorms:_1980]&gt;<text:reference-mark-end text:name="ZOTERO_ITEM CSL_CITATION {&quot;properties&quot;:{&quot;formattedCitation&quot;:&quot;[@resnick_mothers_2012; @papert_mindstorms:_1980]&quot;,&quot;noteIndex&quot;:0},&quot;citationID&quot;:&quot;qjhiclyp&quot;,&quot;citationItems&quot;:[{&quot;uris&quot;:[&quot;http://zotero.org/users/1913249/items/IJJERKGX&quot;],&quot;prefix&quot;:&quot;&quot;,&quot;uri&quot;:[&quot;http://zotero.org/users/1913249/items/IJJERKGX&quot;],&quot;itemData&quot;:{&quot;issued&quot;:{&quot;date-parts&quot;:[[&quot;2012&quot;]]},&quot;citation-key&quot;:&quot;resnick_mothers_2012&quot;,&quot;container-title&quot;:&quot;Proceedings of the Constructionism 2012 conference. Athens, Greece&quot;,&quot;source&quot;:&quot;Google Scholar&quot;,&quot;type&quot;:&quot;paper-conference&quot;,&quot;accessed&quot;:{&quot;date-parts&quot;:[[&quot;2015&quot;,5,9]]},&quot;URL&quot;:&quot;http://web.media.mit.edu/~mres/papers/mothers-day-warrior-cats.pdf&quot;,&quot;author&quot;:[{&quot;family&quot;:&quot;Resnick&quot;,&quot;given&quot;:&quot;Mitchel&quot;}],&quot;title&quot;:&quot;Mother’s Day, Warrior Cats, and Digital Fluency: Stories from the Scratch Online Community&quot;,&quot;title-short&quot;:&quot;Mother’s Day, Warrior Cats, and Digital Fluency&quot;,&quot;id&quot;:&quot;resnick_mothers_2012&quot;},&quot;suffix&quot;:&quot;&quot;,&quot;id&quot;:1097},{&quot;uris&quot;:[&quot;http://zotero.org/users/1913249/items/FAVPGKNU&quot;],&quot;prefix&quot;:&quot;&quot;,&quot;uri&quot;:[&quot;http://zotero.org/users/1913249/items/FAVPGKNU&quot;],&quot;itemData&quot;:{&quot;number-of-pages&quot;:&quot;230&quot;,&quot;issued&quot;:{&quot;date-parts&quot;:[[&quot;1980&quot;]]},&quot;citation-key&quot;:&quot;papert_mindstorms:_1980&quot;,&quot;publisher&quot;:&quot;Basic Books&quot;,&quot;source&quot;:&quot;Library of Congress ISBN&quot;,&quot;title-short&quot;:&quot;Mindstorms&quot;,&quot;type&quot;:&quot;book&quot;,&quot;title&quot;:&quot;Mindstorms: children, computers, and powerful ideas&quot;,&quot;event-place&quot;:&quot;New York&quot;,&quot;ISBN&quot;:&quot;978-0-465-04627-0&quot;,&quot;author&quot;:[{&quot;family&quot;:&quot;Papert&quot;,&quot;given&quot;:&quot;Seymour&quot;}],&quot;call-number&quot;:&quot;QA20.C65 P36 1980&quot;,&quot;publisher-place&quot;:&quot;New York&quot;,&quot;id&quot;:&quot;papert_mindstorms:_1980&quot;},&quot;suffix&quot;:&quot;&quot;,&quot;id&quot;:1691}],&quot;schema&quot;:&quot;https://github.com/citation-style-language/schema/raw/master/csl-citation.json&quot;} RNDgrtmewqnfo"/>. It also aligns with PBL literature which advocates the personalisation of projects and the value of exploring concepts using home funds of knowledge <text:reference-mark-start text:name="ZOTERO_ITEM CSL_CITATION {&quot;properties&quot;:{&quot;formattedCitation&quot;:&quot;[@moje_maestro_2001]&quot;,&quot;noteIndex&quot;:0},&quot;citationID&quot;:&quot;lvkgisqz&quot;,&quot;citationItems&quot;:[{&quot;uris&quot;:[&quot;http://zotero.org/users/1913249/items/X5SP9SN9&quot;],&quot;prefix&quot;:&quot;&quot;,&quot;uri&quot;:[&quot;http://zotero.org/users/1913249/items/X5SP9SN9&quot;],&quot;itemData&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type&quot;:&quot;article-journal&quot;,&quot;volume&quot;:&quot;38&quot;,&quot;title-short&quot;:&quot;“Maestro, what is ‘quality’?&quot;,&quot;issue&quot;:&quot;4&quot;,&quot;id&quot;:&quot;moje_maestro_2001&quot;,&quot;language&quot;:&quot;en&quot;,&quot;issued&quot;:{&quot;date-parts&quot;:[[&quot;2001&quot;]]},&quot;license&quot;:&quot;Copyright © 2001 John Wiley &amp; Sons, Inc.&quot;,&quot;container-title&quot;:&quot;Journal of Research in Science Teaching&quot;,&quot;DOI&quot;:&quot;10.1002/tea.1014&quot;,&quot;URL&quot;:&quot;http://onlinelibrary.wiley.com/doi/abs/10.1002/tea.1014&quot;,&quot;citation-key&quot;:&quot;moje_maestro_2001&quot;,&quot;accessed&quot;:{&quot;date-parts&quot;:[[&quot;2019&quot;,6,17]]},&quot;ISSN&quot;:&quot;1098-2736&quot;,&quot;author&quot;:[{&quot;family&quot;:&quot;Moje&quot;,&quot;given&quot;:&quot;Elizabeth B.&quot;},{&quot;family&quot;:&quot;Collazo&quot;,&quot;given&quot;:&quot;Tehani&quot;},{&quot;family&quot;:&quot;Carrillo&quot;,&quot;given&quot;:&quot;Rosario&quot;},{&quot;family&quot;:&quot;Marx&quot;,&quot;given&quot;:&quot;Ronald W.&quot;}],&quot;title&quot;:&quot;“Maestro, what is ‘quality’?”: Language, literacy, and discourse in project-based science&quot;,&quot;source&quot;:&quot;Wiley Online Library&quot;,&quot;page&quot;:&quot;469-498&quot;},&quot;suffix&quot;:&quot;&quot;,&quot;id&quot;:3393}],&quot;schema&quot;:&quot;https://github.com/citation-style-language/schema/raw/master/csl-citation.json&quot;} RNDixdkauuhcw"/>&lt;Do Zotero Refresh: [@moje_maestro_2001]&gt;<text:reference-mark-end text:name="ZOTERO_ITEM CSL_CITATION {&quot;properties&quot;:{&quot;formattedCitation&quot;:&quot;[@moje_maestro_2001]&quot;,&quot;noteIndex&quot;:0},&quot;citationID&quot;:&quot;lvkgisqz&quot;,&quot;citationItems&quot;:[{&quot;uris&quot;:[&quot;http://zotero.org/users/1913249/items/X5SP9SN9&quot;],&quot;prefix&quot;:&quot;&quot;,&quot;uri&quot;:[&quot;http://zotero.org/users/1913249/items/X5SP9SN9&quot;],&quot;itemData&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type&quot;:&quot;article-journal&quot;,&quot;volume&quot;:&quot;38&quot;,&quot;title-short&quot;:&quot;“Maestro, what is ‘quality’?&quot;,&quot;issue&quot;:&quot;4&quot;,&quot;id&quot;:&quot;moje_maestro_2001&quot;,&quot;language&quot;:&quot;en&quot;,&quot;issued&quot;:{&quot;date-parts&quot;:[[&quot;2001&quot;]]},&quot;license&quot;:&quot;Copyright © 2001 John Wiley &amp; Sons, Inc.&quot;,&quot;container-title&quot;:&quot;Journal of Research in Science Teaching&quot;,&quot;DOI&quot;:&quot;10.1002/tea.1014&quot;,&quot;URL&quot;:&quot;http://onlinelibrary.wiley.com/doi/abs/10.1002/tea.1014&quot;,&quot;citation-key&quot;:&quot;moje_maestro_2001&quot;,&quot;accessed&quot;:{&quot;date-parts&quot;:[[&quot;2019&quot;,6,17]]},&quot;ISSN&quot;:&quot;1098-2736&quot;,&quot;author&quot;:[{&quot;family&quot;:&quot;Moje&quot;,&quot;given&quot;:&quot;Elizabeth B.&quot;},{&quot;family&quot;:&quot;Collazo&quot;,&quot;given&quot;:&quot;Tehani&quot;},{&quot;family&quot;:&quot;Carrillo&quot;,&quot;given&quot;:&quot;Rosario&quot;},{&quot;family&quot;:&quot;Marx&quot;,&quot;given&quot;:&quot;Ronald W.&quot;}],&quot;title&quot;:&quot;“Maestro, what is ‘quality’?”: Language, literacy, and discourse in project-based science&quot;,&quot;source&quot;:&quot;Wiley Online Library&quot;,&quot;page&quot;:&quot;469-498&quot;},&quot;suffix&quot;:&quot;&quot;,&quot;id&quot;:3393}],&quot;schema&quot;:&quot;https://github.com/citation-style-language/schema/raw/master/csl-citation.json&quot;} RNDixdkauuhcw"/></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properties&quot;:{&quot;formattedCitation&quot;:&quot;[@gabler2005prototype]&quot;,&quot;noteIndex&quot;:0},&quot;citationID&quot;:&quot;sblzsfmw&quot;,&quot;citationItems&quot;:[{&quot;uris&quot;:[&quot;http://zotero.org/users/1913249/items/S9CUYZL4&quot;],&quot;prefix&quot;:&quot;&quot;,&quot;uri&quot;:[&quot;http://zotero.org/users/1913249/items/S9CUYZL4&quot;],&quot;itemData&quot;:{&quot;type&quot;:&quot;article-journal&quot;,&quot;volume&quot;:&quot;26&quot;,&quot;issued&quot;:{&quot;date-parts&quot;:[[&quot;2005&quot;]]},&quot;citation-key&quot;:&quot;gabler2005prototype&quot;,&quot;author&quot;:[{&quot;family&quot;:&quot;Gabler&quot;,&quot;given&quot;:&quot;Kyle&quot;},{&quot;family&quot;:&quot;Gray&quot;,&quot;given&quot;:&quot;Kyle&quot;},{&quot;family&quot;:&quot;Shodhan&quot;,&quot;given&quot;:&quot;S&quot;},{&quot;family&quot;:&quot;Kucic&quot;,&quot;given&quot;:&quot;Matt&quot;}],&quot;container-title&quot;:&quot;Gamasutra, October&quot;,&quot;title&quot;:&quot;How to prototype a game in under 7 days&quot;,&quot;id&quot;:&quot;gabler2005prototype&quot;},&quot;suffix&quot;:&quot;&quot;,&quot;id&quot;:8847}],&quot;schema&quot;:&quot;https://github.com/citation-style-language/schema/raw/master/csl-citation.json&quot;} RNDccjhrvdbbl"/>&lt;Do Zotero Refresh: [@gabler2005prototype]&gt;<text:reference-mark-end text:name="ZOTERO_ITEM CSL_CITATION {&quot;properties&quot;:{&quot;formattedCitation&quot;:&quot;[@gabler2005prototype]&quot;,&quot;noteIndex&quot;:0},&quot;citationID&quot;:&quot;sblzsfmw&quot;,&quot;citationItems&quot;:[{&quot;uris&quot;:[&quot;http://zotero.org/users/1913249/items/S9CUYZL4&quot;],&quot;prefix&quot;:&quot;&quot;,&quot;uri&quot;:[&quot;http://zotero.org/users/1913249/items/S9CUYZL4&quot;],&quot;itemData&quot;:{&quot;type&quot;:&quot;article-journal&quot;,&quot;volume&quot;:&quot;26&quot;,&quot;issued&quot;:{&quot;date-parts&quot;:[[&quot;2005&quot;]]},&quot;citation-key&quot;:&quot;gabler2005prototype&quot;,&quot;author&quot;:[{&quot;family&quot;:&quot;Gabler&quot;,&quot;given&quot;:&quot;Kyle&quot;},{&quot;family&quot;:&quot;Gray&quot;,&quot;given&quot;:&quot;Kyle&quot;},{&quot;family&quot;:&quot;Shodhan&quot;,&quot;given&quot;:&quot;S&quot;},{&quot;family&quot;:&quot;Kucic&quot;,&quot;given&quot;:&quot;Matt&quot;}],&quot;container-title&quot;:&quot;Gamasutra, October&quot;,&quot;title&quot;:&quot;How to prototype a game in under 7 days&quot;,&quot;id&quot;:&quot;gabler2005prototype&quot;},&quot;suffix&quot;:&quot;&quot;,&quot;id&quot;:8847}],&quot;schema&quot;:&quot;https://github.com/citation-style-language/schema/raw/master/csl-citation.json&quot;} RNDccjhrvdbbl"/>. HOW TO EXTEND?</text:p>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4-09-19T10:32:14Z</meta:creation-date>
    <dc:date>2024-09-19T10:32:1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